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2.0689in"/>
    </style:style>
    <style:style style:name="co9" style:family="table-column">
      <style:table-column-properties fo:break-before="auto" style:column-width="3.5807in"/>
    </style:style>
    <style:style style:name="co10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2.2402in"/>
    </style:style>
    <style:style style:name="co12" style:family="table-column">
      <style:table-column-properties fo:break-before="auto" style:column-width="3.0339in"/>
    </style:style>
    <style:style style:name="co13" style:family="table-column">
      <style:table-column-properties fo:break-before="auto" style:column-width="1.6291in"/>
    </style:style>
    <style:style style:name="co14" style:family="table-column">
      <style:table-column-properties fo:break-before="auto" style:column-width="1.7256in"/>
    </style:style>
    <style:style style:name="co15" style:family="table-column">
      <style:table-column-properties fo:break-before="auto" style:column-width="1.511in"/>
    </style:style>
    <style:style style:name="co16" style:family="table-column">
      <style:table-column-properties fo:break-before="auto" style:column-width="4.4811in"/>
    </style:style>
    <style:style style:name="co17" style:family="table-column">
      <style:table-column-properties fo:break-before="auto" style:column-width="0.8898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1.5437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372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9618in"/>
    </style:style>
    <style:style style:name="co24" style:family="table-column">
      <style:table-column-properties fo:break-before="auto" style:column-width="1.4043in"/>
    </style:style>
    <style:style style:name="co25" style:family="table-column">
      <style:table-column-properties fo:break-before="auto" style:column-width="1.7583in"/>
    </style:style>
    <style:style style:name="co26" style:family="table-column">
      <style:table-column-properties fo:break-before="auto" style:column-width="1.9189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1.9937in"/>
    </style:style>
    <style:style style:name="co29" style:family="table-column">
      <style:table-column-properties fo:break-before="auto" style:column-width="1.5543in"/>
    </style:style>
    <style:style style:name="co30" style:family="table-column">
      <style:table-column-properties fo:break-before="auto" style:column-width="2.0047in"/>
    </style:style>
    <style:style style:name="co31" style:family="table-column">
      <style:table-column-properties fo:break-before="auto" style:column-width="3.152in"/>
    </style:style>
    <style:style style:name="co32" style:family="table-column">
      <style:table-column-properties fo:break-before="auto" style:column-width="2.5728in"/>
    </style:style>
    <style:style style:name="co33" style:family="table-column">
      <style:table-column-properties fo:break-before="auto" style:column-width="2.5835in"/>
    </style:style>
    <style:style style:name="co34" style:family="table-column">
      <style:table-column-properties fo:break-before="auto" style:column-width="2.4661in"/>
    </style:style>
    <style:style style:name="co35" style:family="table-column">
      <style:table-column-properties fo:break-before="auto" style:column-width="2.4228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6.5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2.6146in" fo:break-before="auto" style:use-optimal-row-height="false"/>
    </style:style>
    <style:style style:name="ro5" style:family="table-row">
      <style:table-row-properties style:row-height="1.948in" fo:break-before="auto" style:use-optimal-row-height="false"/>
    </style:style>
    <style:style style:name="ro6" style:family="table-row">
      <style:table-row-properties style:row-height="1.4508in" fo:break-before="auto" style:use-optimal-row-height="false"/>
    </style:style>
    <style:style style:name="ro7" style:family="table-row">
      <style:table-row-properties style:row-height="1.1665in" fo:break-before="auto" style:use-optimal-row-height="false"/>
    </style:style>
    <style:style style:name="ro8" style:family="table-row">
      <style:table-row-properties style:row-height="1.7709in" fo:break-before="auto" style:use-optimal-row-height="false"/>
    </style:style>
    <style:style style:name="ro9" style:family="table-row">
      <style:table-row-properties style:row-height="1.1602in" fo:break-before="auto" style:use-optimal-row-height="false"/>
    </style:style>
    <style:style style:name="ro10" style:family="table-row">
      <style:table-row-properties style:row-height="1.6563in" fo:break-before="auto" style:use-optimal-row-height="false"/>
    </style:style>
    <style:style style:name="ro11" style:family="table-row">
      <style:table-row-properties style:row-height="1.302in" fo:break-before="auto" style:use-optimal-row-height="false"/>
    </style:style>
    <style:style style:name="ro12" style:family="table-row">
      <style:table-row-properties style:row-height="0.7811in" fo:break-before="auto" style:use-optimal-row-height="false"/>
    </style:style>
    <style:style style:name="ro13" style:family="table-row">
      <style:table-row-properties style:row-height="1.145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4272in" fo:break-before="auto" style:use-optimal-row-height="false"/>
    </style:style>
    <style:style style:name="ro17" style:family="table-row">
      <style:table-row-properties style:row-height="1.4583in" fo:break-before="auto" style:use-optimal-row-height="false"/>
    </style:style>
    <style:style style:name="ro18" style:family="table-row">
      <style:table-row-properties style:row-height="0.9374in" fo:break-before="auto" style:use-optimal-row-height="false"/>
    </style:style>
    <style:style style:name="ro19" style:family="table-row">
      <style:table-row-properties style:row-height="1.3228in" fo:break-before="auto" style:use-optimal-row-height="false"/>
    </style:style>
    <style:style style:name="ro20" style:family="table-row">
      <style:table-row-properties style:row-height="0.6354in" fo:break-before="auto" style:use-optimal-row-height="false"/>
    </style:style>
    <style:style style:name="ro21" style:family="table-row">
      <style:table-row-properties style:row-height="1.078in" fo:break-before="auto" style:use-optimal-row-height="false"/>
    </style:style>
    <style:style style:name="ro22" style:family="table-row">
      <style:table-row-properties style:row-height="2.052in" fo:break-before="auto" style:use-optimal-row-height="false"/>
    </style:style>
    <style:style style:name="ro23" style:family="table-row">
      <style:table-row-properties style:row-height="1.3957in" fo:break-before="auto" style:use-optimal-row-height="false"/>
    </style:style>
    <style:style style:name="ro24" style:family="table-row">
      <style:table-row-properties style:row-height="1.5752in" fo:break-before="auto" style:use-optimal-row-height="false"/>
    </style:style>
    <style:style style:name="ro25" style:family="table-row">
      <style:table-row-properties style:row-height="1.7201in" fo:break-before="auto" style:use-optimal-row-height="false"/>
    </style:style>
    <style:style style:name="ro26" style:family="table-row">
      <style:table-row-properties style:row-height="0.9689in" fo:break-before="auto" style:use-optimal-row-height="false"/>
    </style:style>
    <style:style style:name="ro27" style:family="table-row">
      <style:table-row-properties style:row-height="1.9173in" fo:break-before="auto" style:use-optimal-row-height="false"/>
    </style:style>
    <style:style style:name="ro28" style:family="table-row">
      <style:table-row-properties style:row-height="1.2602in" fo:break-before="auto" style:use-optimal-row-height="false"/>
    </style:style>
    <style:style style:name="ro29" style:family="table-row">
      <style:table-row-properties style:row-height="0.9583in" fo:break-before="auto" style:use-optimal-row-height="false"/>
    </style:style>
    <style:style style:name="ro30" style:family="table-row">
      <style:table-row-properties style:row-height="1.7917in" fo:break-before="auto" style:use-optimal-row-height="false"/>
    </style:style>
    <style:style style:name="ro31" style:family="table-row">
      <style:table-row-properties style:row-height="0.7398in" fo:break-before="auto" style:use-optimal-row-height="false"/>
    </style:style>
    <style:style style:name="ro32" style:family="table-row">
      <style:table-row-properties style:row-height="0.8752in" fo:break-before="auto" style:use-optimal-row-height="false"/>
    </style:style>
    <style:style style:name="ro33" style:family="table-row">
      <style:table-row-properties style:row-height="0.75in" fo:break-before="auto" style:use-optimal-row-height="false"/>
    </style:style>
    <style:style style:name="ro34" style:family="table-row">
      <style:table-row-properties style:row-height="0.6937in" fo:break-before="auto" style:use-optimal-row-height="false"/>
    </style:style>
    <style:style style:name="ro35" style:family="table-row">
      <style:table-row-properties style:row-height="1.0571in" fo:break-before="auto" style:use-optimal-row-height="false"/>
    </style:style>
    <style:style style:name="ro36" style:family="table-row">
      <style:table-row-properties style:row-height="0.6008in" fo:break-before="auto" style:use-optimal-row-height="false"/>
    </style:style>
    <style:style style:name="ro37" style:family="table-row">
      <style:table-row-properties style:row-height="0.9839in" fo:break-before="auto" style:use-optimal-row-height="false"/>
    </style:style>
    <style:style style:name="ro38" style:family="table-row">
      <style:table-row-properties style:row-height="1.4299in" fo:break-before="auto" style:use-optimal-row-height="false"/>
    </style:style>
    <style:style style:name="ro39" style:family="table-row">
      <style:table-row-properties style:row-height="1.3335in" fo:break-before="auto" style:use-optimal-row-height="false"/>
    </style:style>
    <style:style style:name="ro40" style:family="table-row">
      <style:table-row-properties style:row-height="1.2744in" fo:break-before="auto" style:use-optimal-row-height="false"/>
    </style:style>
    <style:style style:name="ro41" style:family="table-row">
      <style:table-row-properties style:row-height="1.2638in" fo:break-before="auto" style:use-optimal-row-height="false"/>
    </style:style>
    <style:style style:name="ro42" style:family="table-row">
      <style:table-row-properties style:row-height="0.7457in" fo:break-before="auto" style:use-optimal-row-height="false"/>
    </style:style>
    <style:style style:name="ro43" style:family="table-row">
      <style:table-row-properties style:row-height="1.1563in" fo:break-before="auto" style:use-optimal-row-height="false"/>
    </style:style>
    <style:style style:name="ro44" style:family="table-row">
      <style:table-row-properties style:row-height="2.4063in" fo:break-before="auto" style:use-optimal-row-height="false"/>
    </style:style>
    <style:style style:name="ro45" style:family="table-row">
      <style:table-row-properties style:row-height="0.3228in" fo:break-before="auto" style:use-optimal-row-height="false"/>
    </style:style>
    <style:style style:name="ro46" style:family="table-row">
      <style:table-row-properties style:row-height="0.7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99pt groove #000000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language="en" fo:country="US"/>
    </style:style>
    <style:style style:name="ce17" style:family="table-cell" style:parent-style-name="Default" style:data-style-name="N100"/>
    <style:style style:name="ce18" style:family="table-cell" style:parent-style-name="Default" style:data-style-name="N61"/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121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Mer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Frequency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table:style-name="ce1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Matching Error</text:p>
          </table:table-cell>
          <table:table-cell office:value-type="string" calcext:value-type="string">
            <text:p>False Positive</text:p>
          </table:table-cell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milarity Threshold Misses</text:p>
            <text:p>Refactoring</text:p>
          </table:table-cell>
          <table:table-cell office:value-type="string" calcext:value-type="string">
            <text:p>False Positiv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ported Refactoring</text:p>
          </table:table-cell>
          <table:table-cell office:value-type="string" calcext:value-type="string">
            <text:p>False Positiv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ing Additional Invocation</text:p>
          </table:table-cell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Similarity Threshold results in</text:span></text:p>
            <text:p><text:span text:style-name="T1">Matching non-refactoring</text:span></text:p>
            <text:p><text:span text:style-name="T1">Incorrectly</text:span></text:p>
          </table:table-cell>
          <table:table-cell office:value-type="string" calcext:value-type="string">
            <text:p>False Positiv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milarity Threshold results in</text:p>
            <text:p>Matching non-refactoring</text:p>
            <text:p>Incorrectly</text:p>
          </table:table-cell>
          <table:table-cell office:value-type="string" calcext:value-type="string">
            <text:p>False Negativ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ing Error</text:p>
          </table:table-cell>
          <table:table-cell office:value-type="string" calcext:value-type="string">
            <text:p>False Negativ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s Conflict Block</text:p>
          </table:table-cell>
          <table:table-cell office:value-type="string" calcext:value-type="string">
            <text:p>False Negativ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Resolved Refactoring Conflicts</text:p>
          </table:table-cell>
          <table:table-cell office:value-type="string" calcext:value-type="string">
            <text:p>True Negative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ue Positive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s Ref From True Positive</text:p>
          </table:table-cell>
          <table:table-cell office:value-type="string" calcext:value-type="string">
            <text:p>True Positiv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formula="of:=SUM([.C2:.C8])" office:value-type="float" office:value="707" calcext:value-type="float">
            <text:p>707</text:p>
          </table:table-cell>
          <table:table-cell table:formula="of:=SUM([.G2];[.H2])" office:value-type="float" office:value="779" calcext:value-type="float">
            <text:p>779</text:p>
          </table:table-cell>
          <table:table-cell table:number-columns-repeated="4"/>
        </table:table-row>
      </table:table>
      <table:table table:name="RefMerge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Frequency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d 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ported Refactoring</text:p>
          </table:table-cell>
          <table:table-cell office:value-type="string" calcext:value-type="string">
            <text:p>False Positiv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ls to Invert</text:p>
          </table:table-cell>
          <table:table-cell office:value-type="string" calcext:value-type="string">
            <text:p>False Positiv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d move-related 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actoringMiner Misses Refactoring</text:p>
          </table:table-cell>
          <table:table-cell office:value-type="string" calcext:value-type="string">
            <text:p>False Positiv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J Optimizations</text:p>
          </table:table-cell>
          <table:table-cell office:value-type="string" calcext:value-type="string">
            <text:p>False Positiv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Removes Ref Conf from True Positive</text:p>
          </table:table-cell>
          <table:table-cell office:value-type="string" calcext:value-type="string">
            <text:p>True Positiv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ved refactoring-conflict</text:p>
          </table:table-cell>
          <table:table-cell office:value-type="string" calcext:value-type="string">
            <text:p>True Negative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ue Positive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1:.C10])" office:value-type="float" office:value="188" calcext:value-type="float">
            <text:p>188</text:p>
          </table:table-cell>
          <table:table-cell table:number-columns-repeated="5"/>
        </table:table-row>
      </table:table>
      <table:table table:name="Git Tabl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6" table:default-cell-style-name="Default"/>
        <table:table-row table:style-name="ro1"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Frequency</text:p>
          </table:table-cell>
          <table:table-cell table:number-columns-repeated="4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actoring Conflict</text:p>
          </table:table-cell>
          <table:table-cell office:value-type="string" calcext:value-type="string">
            <text:p>False Positive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al Conflicting Region</text:p>
          </table:table-cell>
          <table:table-cell office:value-type="string" calcext:value-type="string">
            <text:p>False Negativ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tax Error</text:p>
          </table:table-cell>
          <table:table-cell office:value-type="string" calcext:value-type="string">
            <text:p>False Negativ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rue Positive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e Positive + Ref Conf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2:.C6])" office:value-type="float" office:value="246" calcext:value-type="float">
            <text:p>246</text:p>
          </table:table-cell>
          <table:table-cell table:number-columns-repeated="6"/>
        </table:table-row>
      </table:table>
      <table:table table:name="Sheet1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"/>
        <table:table-column table:style-name="co25" table:default-cell-style-name="Default"/>
        <table:table-column table:style-name="co26" table:default-cell-style-name="Default"/>
        <table:table-column table:style-name="co18" table:default-cell-style-name="ce6"/>
        <table:table-column table:style-name="co27" table:default-cell-style-name="Default"/>
        <table:table-column table:style-name="co28" table:default-cell-style-name="Default"/>
        <table:table-column table:style-name="co29" table:default-cell-style-name="ce6"/>
        <table:table-column table:style-name="co23" table:default-cell-style-name="Default"/>
        <table:table-column table:style-name="co30" table:default-cell-style-name="ce1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9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Merge Commit Hash</text:p>
          </table:table-cell>
          <table:table-cell table:style-name="ce1" office:value-type="string" calcext:value-type="string">
            <text:p>Left Parent</text:p>
          </table:table-cell>
          <table:table-cell table:style-name="ce1" office:value-type="string" calcext:value-type="string">
            <text:p>Right Parent</text:p>
          </table:table-cell>
          <table:table-cell table:style-name="ce1" office:value-type="string" calcext:value-type="string">
            <text:p>Base Commit</text:p>
          </table:table-cell>
          <table:table-cell table:style-name="ce1" office:value-type="string" calcext:value-type="string">
            <text:p>Analysis Time (min)</text:p>
          </table:table-cell>
          <table:table-cell table:style-name="ce1" office:value-type="string" calcext:value-type="string">
            <text:p>Merge Commit Category</text:p>
          </table:table-cell>
          <table:table-cell table:style-name="ce1" office:value-type="string" calcext:value-type="string">
            <text:p>Git Conflicts</text:p>
          </table:table-cell>
          <table:table-cell table:style-name="ce1" office:value-type="string" calcext:value-type="string">
            <text:p>RefMerge Conflicts</text:p>
          </table:table-cell>
          <table:table-cell table:style-name="ce1" office:value-type="string" calcext:value-type="string">
            <text:p>IntelliMerge Conflicts</text:p>
          </table:table-cell>
          <table:table-cell table:style-name="ce1" office:value-type="string" calcext:value-type="string">
            <text:p>Total Conflicts</text:p>
          </table:table-cell>
          <table:table-cell table:style-name="ce1" office:value-type="string" calcext:value-type="string">
            <text:p>Git True Positives</text:p>
          </table:table-cell>
          <table:table-cell table:style-name="ce1" office:value-type="string" calcext:value-type="string">
            <text:p>RefMerge True Positives</text:p>
          </table:table-cell>
          <table:table-cell table:style-name="ce1" office:value-type="string" calcext:value-type="string">
            <text:p>IntelliMerge True Positives</text:p>
          </table:table-cell>
          <table:table-cell table:style-name="ce5" office:value-type="string" calcext:value-type="string">
            <text:p>Git False Positives</text:p>
          </table:table-cell>
          <table:table-cell table:style-name="ce1" office:value-type="string" calcext:value-type="string">
            <text:p>RefMerge False Positives</text:p>
          </table:table-cell>
          <table:table-cell table:style-name="ce1" office:value-type="string" calcext:value-type="string">
            <text:p>IntelliMerge False Positives</text:p>
          </table:table-cell>
          <table:table-cell table:style-name="ce5" office:value-type="string" calcext:value-type="string">
            <text:p>Git True Negatives</text:p>
          </table:table-cell>
          <table:table-cell table:style-name="ce1" office:value-type="string" calcext:value-type="string">
            <text:p>RefMerge True Negatives</text:p>
          </table:table-cell>
          <table:table-cell table:style-name="ce1" office:value-type="string" calcext:value-type="string">
            <text:p>IntelliMerge True Negatives</text:p>
          </table:table-cell>
          <table:table-cell table:style-name="ce5" office:value-type="string" calcext:value-type="string">
            <text:p>Git False Negatives</text:p>
          </table:table-cell>
          <table:table-cell table:style-name="ce1" office:value-type="string" calcext:value-type="string">
            <text:p>RefMerge False Negatives</text:p>
          </table:table-cell>
          <table:table-cell table:style-name="ce7" office:value-type="string" calcext:value-type="string">
            <text:p>IntelliMerge False Negatives</text:p>
          </table:table-cell>
          <table:table-cell table:style-name="ce1" office:value-type="string" calcext:value-type="string">
            <text:p>Git Categories</text:p>
          </table:table-cell>
          <table:table-cell table:style-name="ce1" office:value-type="string" calcext:value-type="string">
            <text:p>Git Categorical Notes</text:p>
          </table:table-cell>
          <table:table-cell table:style-name="ce1" office:value-type="string" calcext:value-type="string">
            <text:p>RefMerge Categories</text:p>
          </table:table-cell>
          <table:table-cell table:style-name="ce1" office:value-type="string" calcext:value-type="string">
            <text:p>RefMerge Categorical Notes</text:p>
          </table:table-cell>
          <table:table-cell table:style-name="ce1" office:value-type="string" calcext:value-type="string">
            <text:p>IntelliMerge Categories</text:p>
          </table:table-cell>
          <table:table-cell table:style-name="ce1" office:value-type="string" calcext:value-type="string">
            <text:p>IntelliMerge Categorical Notes</text:p>
          </table:table-cell>
          <table:table-cell table:style-name="ce1" office:value-type="string" calcext:value-type="string">
            <text:p>Insights</text:p>
          </table:table-cell>
          <table:table-cell table:style-name="ce2" table:number-columns-repeated="994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07559b47</text:p>
          </table:table-cell>
          <table:table-cell office:value-type="string" calcext:value-type="string">
            <text:p>a5e7730c7dfe1ce59290</text:p>
          </table:table-cell>
          <table:table-cell office:value-type="string" calcext:value-type="string">
            <text:p>80add4f0726d8189</text:p>
          </table:table-cell>
          <table:table-cell office:value-type="string" calcext:value-type="string">
            <text:p>450322e7b8fddf85f2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fMerge reports less conflicting files than and IntelliMe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rdering Conflict FP (x1)</text:p>
            <text:p>Refactoring Conflict FP (x2)</text:p>
          </table:table-cell>
          <table:table-cell office:value-type="string" calcext:value-type="string">
            <text:p>- 1 import ordering conflict</text:p>
            <text:p>- 1 conflict caused by extract method</text:p>
            <text:p>+ extract variable. Spans multiple 2</text:p>
            <text:p>Constructors unrelated to conflict</text:p>
            <text:p>- 1 conflict caused by extract method</text:p>
            <text:p>Spans multiple methods </text:p>
            <text:p>Complicated by ordering conflict</text:p>
          </table:table-cell>
          <table:table-cell office:value-type="string" calcext:value-type="string">
            <text:p>Ordering Conflict FP (x1)</text:p>
            <text:p>Resolved EM conflicts TN (x2)</text:p>
          </table:table-cell>
          <table:table-cell office:value-type="string" calcext:value-type="string">
            <text:p>- 1 import ordering conflict</text:p>
            <text:p>- inverts extract method leaving </text:p>
            <text:p>Extract varibale ref. This resolves</text:p>
            <text:p>The conflict.</text:p>
            <text:p>- inverts extract method resolving </text:p>
            <text:p>Conflict</text:p>
          </table:table-cell>
          <table:table-cell office:value-type="string" calcext:value-type="string">
            <text:p>Matching Conflict FP (x24)</text:p>
            <text:p>Ordering Conflict FP (x2)</text:p>
            <text:p>Unsupported Refactoring </text:p>
            <text:p>+ False positive FP (x1)</text:p>
            <text:p>Refactoring Conflict FP (x1)</text:p>
            <text:p/>
          </table:table-cell>
          <table:table-cell office:value-type="string" calcext:value-type="string">
            <text:p>- IntelliMerge reports 24 conflicts</text:p>
            <text:p>That are strictly comment or annotation</text:p>
            <text:p>Related. </text:p>
            <text:p>- IntelliMerge reports 2 conflicts that</text:p>
            <text:p>Are caused by matching incorrectly,</text:p>
            <text:p>Leading to 2 ordering conflicts.</text:p>
            <text:p>- IntelliMerge reports the same import</text:p>
            <text:p>Ordering conflict as Git and RefMerge.</text:p>
            <text:p>- Reduces conflict size of both refactoring</text:p>
            <text:p>Conflicts but still reports a conflict </text:p>
            <text:p>Unnecessarily twice. </text:p>
          </table:table-cell>
          <table:table-cell office:value-type="string" calcext:value-type="string">
            <text:p>- <text:span text:style-name="T3">RefMerge: </text:span><text:span text:style-name="T2">Removes extract method from two conflict blocks, allowing the textual merge to merge</text:span></text:p>
            <text:p><text:span text:style-name="T2">Without reporting a conflict. After investigating the base commit to compare the changes, this seems</text:span></text:p>
            <text:p><text:span text:style-name="T2">To be the correct merge. Although one of the conflict blocks contains an unsupported refactoring, the </text:span></text:p>
            <text:p><text:span text:style-name="T2">Conflicting changes were inverted on the other branch with extract method. Still reports 1 ordering conflict</text:span></text:p>
            <text:p><text:span text:style-name="T2">In the imports.</text:span></text:p>
            <text:p><text:span text:style-name="T2">- </text:span><text:span text:style-name="T3">IntelliMerge: </text:span><text:span text:style-name="T2">Reports a combined 24 comment-related and annotation-related conflicts. I think they are </text:span></text:p>
            <text:p><text:span text:style-name="T2">Caused by the matching step. While these seem to be pretty simple to fix (just accept the annotation</text:span></text:p>
            <text:p><text:span text:style-name="T2">Or comment), it is possible that one developer changed the comment while the other deleted it. This</text:span></text:p>
            <text:p><text:span text:style-name="T2">Means that whoever is resolving the conflict will still need to investigate the conflict and see if it can </text:span></text:p>
            <text:p><text:span text:style-name="T2">Be accepted or if additional action needs to be taken. Furthermore, these are scattered across several</text:span></text:p>
            <text:p><text:span text:style-name="T2">Files and I think it can distract the developer from more complicated merge conflicts and still be somewhat</text:span></text:p>
            <text:p><text:span text:style-name="T2">Time consuming. </text:span></text:p>
            <text:p><text:span text:style-name="T2">- </text:span><text:span text:style-name="T3">IntelliMerge: </text:span><text:span text:style-name="T2">Reports 2 conflicts side-by-side which could be considered as the same ordering conflict.</text:span></text:p>
            <text:p><text:span text:style-name="T2">Git and RefMerge do not report this conflict and after investigating, this should not be a conflict. I think</text:span></text:p>
            <text:p><text:span text:style-name="T2">This is caused by the matching step.</text:span></text:p>
            <text:p><text:span text:style-name="T2">- </text:span><text:span text:style-name="T3">IntelliMerge: </text:span><text:span text:style-name="T2">Seems to detect the refactorings involved in the refactoring-related conflicts and in doing so, reduces</text:span></text:p>
            <text:p><text:span text:style-name="T2">The conflict sizes, however it fails to resolve the conflicts entirely. It doesn’t detect the extract variable so it </text:span></text:p>
            <text:p><text:span text:style-name="T2">Detects a conflict because of the changes caused by both extract variable and extract method. This could probably be</text:span></text:p>
            <text:p><text:span text:style-name="T2">Avoided by adding support for extract variable</text:span>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Error-prone</text:p>
          </table:table-cell>
          <table:table-cell table:style-name="ce13" office:value-type="string" calcext:value-type="string">
            <text:p>d5125301</text:p>
          </table:table-cell>
          <table:table-cell office:value-type="string" calcext:value-type="string">
            <text:p>a90b6a7ce</text:p>
          </table:table-cell>
          <table:table-cell office:value-type="string" calcext:value-type="string">
            <text:p>391418a1</text:p>
          </table:table-cell>
          <table:table-cell office:value-type="string" calcext:value-type="string">
            <text:p>855c921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fMerge reports less conflict blocks than IntelliMerg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 Conflict FP (x2)</text:p>
            <text:p>Formatting Conflict FP (x2)</text:p>
            <text:p>Ordering Conflict FP (x1)</text:p>
            <text:p>TP (x1)</text:p>
          </table:table-cell>
          <table:table-cell office:value-type="string" calcext:value-type="string">
            <text:p>- 2 Rename Class conflicts</text:p>
            <text:p>- 2 formatting conflicts</text:p>
            <text:p>- 1 import ordering conflict</text:p>
            <text:p>- 1 true conflict that cannot be</text:p>
            <text:p>Reduced</text:p>
          </table:table-cell>
          <table:table-cell office:value-type="string" calcext:value-type="string">
            <text:p>Resolved RC Conflicts TN x2 </text:p>
            <text:p>Formatting Conflict FP x2</text:p>
            <text:p>Ordering Conflict FP x1</text:p>
            <text:p>TP x1</text:p>
          </table:table-cell>
          <table:table-cell office:value-type="string" calcext:value-type="string">
            <text:p>- Resolves both rename class conflicts</text:p>
            <text:p>- reports same formatting and </text:p>
            <text:p>Ordering conflict as Git</text:p>
            <text:p>- reports same tp as git</text:p>
          </table:table-cell>
          <table:table-cell office:value-type="string" calcext:value-type="string">
            <text:p>Deletes conflict block FN (x4)</text:p>
            <text:p>Ordering Conflict FP (x1)</text:p>
            <text:p>Formatting Conflict FP (x1)</text:p>
            <text:p>Matching Conflict FP (x29)</text:p>
          </table:table-cell>
          <table:table-cell office:value-type="string" calcext:value-type="string">
            <text:p>- Deletes several files with class refactorings</text:p>
            <text:p>In them.</text:p>
            <text:p>- reports same ordering and formatting</text:p>
            <text:p>Conflict as Git and RefMerge</text:p>
            <text:p>- Reports 29 matching conflicts</text:p>
          </table:table-cell>
          <table:table-cell office:value-type="string" calcext:value-type="string">
            <text:p>- RefMerge: <text:span text:style-name="T2">Resolves both rename class conflicts</text:span></text:p>
            <text:p><text:span text:style-name="T3">- IntelliMerge: </text:span><text:span text:style-name="T2">Deletes files 2 refactoring conflicts that RefMerge resolves. Also deletes</text:span></text:p>
            <text:p><text:span text:style-name="T2">Another file with the necessary conflict in it. </text:span></text:p>
            <text:p><text:span text:style-name="T3">- IntelliMerge: </text:span><text:span text:style-name="T2">Reports 29 conflicts due to matching errors, all of which are trivial to resolve but complicate</text:span></text:p>
            <text:p><text:span text:style-name="T2">The merge result in that the developer needs to confirm they are matching errors and not true conflicts</text:span>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Error-prone</text:p>
          </table:table-cell>
          <table:table-cell office:value-type="string" calcext:value-type="string">
            <text:p>66a86d16</text:p>
          </table:table-cell>
          <table:table-cell office:value-type="string" calcext:value-type="string">
            <text:p>7f4b3090</text:p>
          </table:table-cell>
          <table:table-cell office:value-type="string" calcext:value-type="string">
            <text:p>bf623976</text:p>
          </table:table-cell>
          <table:table-cell office:value-type="string" calcext:value-type="string">
            <text:p>b00468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lliMerge reports less conflicting files than RefMerg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actoring Conflict FP (x5)</text:p>
            <text:p>Refactoring Conflict + Formatting Conflict FP (x2)</text:p>
            <text:p>Ordering Conflict (x1)</text:p>
          </table:table-cell>
          <table:table-cell office:value-type="string" calcext:value-type="string">
            <text:p>- 5 conflicts related to rename class</text:p>
            <text:p>- 2 conflicts related to rename class</text:p>
            <text:p>That contain formatting conflicts</text:p>
            <text:p>- 1 ordering conflict in imports</text:p>
          </table:table-cell>
          <table:table-cell office:value-type="string" calcext:value-type="string">
            <text:p>Resolved RC Conflicts TN x4</text:p>
            <text:p>Introduced formatting conflict FP x2</text:p>
            <text:p>Formatting conflict FP x1</text:p>
            <text:p>Ordering Conflict FP x1</text:p>
          </table:table-cell>
          <table:table-cell office:value-type="string" calcext:value-type="string">
            <text:p>- resolves 4 RC related conflicts</text:p>
            <text:p>- resolves 2 other RC related conflicts</text:p>
            <text:p>But introduces formatting conflicts</text:p>
            <text:p>- resolves 1 RC related conflict, </text:p>
            <text:p>Leaving a formatting conflict</text:p>
            <text:p>- Reports same ordering conflict</text:p>
            <text:p>As git</text:p>
          </table:table-cell>
          <table:table-cell office:value-type="string" calcext:value-type="string">
            <text:p>Ordering Conflict FP (x1)</text:p>
            <text:p>Deletes conflict block FN (x7)</text:p>
          </table:table-cell>
          <table:table-cell office:value-type="string" calcext:value-type="string">
            <text:p>- Deletes tons of files, including files </text:p>
            <text:p>Containing 7 conflicts</text:p>
          </table:table-cell>
          <table:table-cell office:value-type="string" calcext:value-type="string">
            <text:p>- RefMerge: <text:span text:style-name="T2">Fully resolves 4 out of 7 conflicts related to rename class</text:span></text:p>
            <text:p><text:span text:style-name="T3">- RefMerge: </text:span><text:span text:style-name="T2">Resolves 2 other conflicts related to rename class, leaves behind formatting conflicts though.</text:span></text:p>
            <text:p><text:span text:style-name="T2">1 formatting conflict is white space</text:span></text:p>
            <text:p><text:span text:style-name="T2">- </text:span><text:span text:style-name="T3">RefMerge: </text:span><text:span text:style-name="T2">Removes the refactoring from the last conflict, but does not resolve the formatting conflict.</text:span></text:p>
            <text:p><text:span text:style-name="T2">Makes the conflicting region smaller.</text:span></text:p>
            <text:p><text:span text:style-name="T3">- IntelliMerge: </text:span><text:span text:style-name="T2">Deletes tons of files, including the entire bugpatterns package. There are 36 classes </text:span></text:p>
            <text:p><text:span text:style-name="T2">Moved to bugpatterns (is it rename package that RefMiner misdiagnosed?), so far IntelliMerge has deleted</text:span></text:p>
            <text:p><text:span text:style-name="T2">Files relating to class refactorings. It seems that IntelliMerge deletes files when class-related refactorings</text:span></text:p>
            <text:p><text:span text:style-name="T2">Are performed.</text:span>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MozStumbler</text:p>
          </table:table-cell>
          <table:table-cell office:value-type="string" calcext:value-type="string">
            <text:p>9f82c9fcb</text:p>
          </table:table-cell>
          <table:table-cell office:value-type="string" calcext:value-type="string">
            <text:p>a93ec8fbe</text:p>
          </table:table-cell>
          <table:table-cell office:value-type="string" calcext:value-type="string">
            <text:p>f7b7c99b</text:p>
          </table:table-cell>
          <table:table-cell office:value-type="string" calcext:value-type="string">
            <text:p>57a027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fMerge reports no conflicts in the scenario and IntelliMerge do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ing Conflict FP (x1)</text:p>
          </table:table-cell>
          <table:table-cell office:value-type="string" calcext:value-type="string">
            <text:p>- 1 conflict related to extract method</text:p>
          </table:table-cell>
          <table:table-cell office:value-type="string" calcext:value-type="string">
            <text:p>Resolved EM Conflict TN (x1)</text:p>
            <text:p>Introduced IntelliJ Optimization FP (x1)</text:p>
          </table:table-cell>
          <table:table-cell office:value-type="string" calcext:value-type="string">
            <text:p>- successfully inverts and replays</text:p>
            <text:p>Extract method, eliminating the</text:p>
            <text:p>Conflict in the process</text:p>
            <text:p>- IntelliJ optimization causes</text:p>
            <text:p>Conflict in imports</text:p>
          </table:table-cell>
          <table:table-cell office:value-type="string" calcext:value-type="string">
            <text:p>Matching Conflict FP (x1)</text:p>
            <text:p>Reduced refactoring conflict FP (x1)</text:p>
          </table:table-cell>
          <table:table-cell office:value-type="string" calcext:value-type="string">
            <text:p>- Reports 1 matching conflict</text:p>
            <text:p>- Makes the conflicting region smaller but </text:p>
            <text:p>Does not know how to handle changes </text:p>
            <text:p>Introduced on each branch</text:p>
          </table:table-cell>
          <table:table-cell office:value-type="string" calcext:value-type="string">
            <text:p>- RefMerge: <text:span text:style-name="T2">Resolves the extract method conflict. On one branch, the developer extracted a method.</text:span></text:p>
            <text:p><text:span text:style-name="T2">On the other, the developer added another line of code. RefMerge inverts the extracted method and </text:span></text:p>
            <text:p><text:span text:style-name="T2">Resolves the conflict.</text:span></text:p>
            <text:p><text:span text:style-name="T3">- IntelliMerge: </text:span><text:span text:style-name="T2">IntelliMerge reduces the conflicting region of the extract method conflict. This has the</text:span></text:p>
            <text:p><text:span text:style-name="T2">Merit of a smaller region, but it no longer signals the extract method is included in the conflict.</text:span></text:p>
          </table:table-cell>
          <table:table-cell table:number-columns-repeated="994"/>
        </table:table-row>
        <table:table-row table:style-name="ro8">
          <table:table-cell office:value-type="string" calcext:value-type="string">
            <text:p>MozStumbler</text:p>
          </table:table-cell>
          <table:table-cell table:style-name="ce13" office:value-type="string" calcext:value-type="string">
            <text:p>1628ff8e</text:p>
          </table:table-cell>
          <table:table-cell office:value-type="string" calcext:value-type="string">
            <text:p>39cbb771</text:p>
          </table:table-cell>
          <table:table-cell office:value-type="string" calcext:value-type="string">
            <text:p>c4fcf524</text:p>
          </table:table-cell>
          <table:table-cell office:value-type="string" calcext:value-type="string">
            <text:p>941b408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fMerge reports less conflicting files than and IntelliMerg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dering Conflict FP (x2)</text:p>
            <text:p>Refactoring Conflict FP (x2)</text:p>
            <text:p>TP (x1)</text:p>
          </table:table-cell>
          <table:table-cell office:value-type="string" calcext:value-type="string">
            <text:p>- 2 ordering conflicts, 1 in fields, 1 in</text:p>
            <text:p>Imports</text:p>
            <text:p>- 2 refactoring conflicts, 1 M+EM and 1</text:p>
            <text:p>RA + IM</text:p>
          </table:table-cell>
          <table:table-cell office:value-type="string" calcext:value-type="string">
            <text:p>Ordering Conflict FP (x2)</text:p>
            <text:p>Refactoring Conflict FP (x1)</text:p>
            <text:p>Resolves Ref Conflict TN (x1)</text:p>
            <text:p>TP (x1)</text:p>
          </table:table-cell>
          <table:table-cell office:value-type="string" calcext:value-type="string">
            <text:p>- same ordering conflicts as Git</text:p>
            <text:p>- Does not support M+EM</text:p>
            <text:p>- Resolves IM + RA conflict</text:p>
            <text:p/>
          </table:table-cell>
          <table:table-cell office:value-type="string" calcext:value-type="string">
            <text:p>Misidentifies Refactoring FP (x1)</text:p>
            <text:p>Matching Error FP (x3)</text:p>
            <text:p>TP (x1)</text:p>
          </table:table-cell>
          <table:table-cell office:value-type="string" calcext:value-type="string">
            <text:p>- Misidentifies IM as RM resulting in </text:p>
            <text:p>Unexpected merge, still reports part of the</text:p>
            <text:p>Conflict though. </text:p>
            <text:p>- 3x matching errors</text:p>
          </table:table-cell>
          <table:table-cell office:value-type="string" calcext:value-type="string">
            <text:p>- RefMerge: <text:span text:style-name="T2">Does not support Move + Extract Method refactoring</text:span></text:p>
            <text:p><text:span text:style-name="T3">- RefMerge: </text:span><text:span text:style-name="T2">Resolves a conflict containing inline method and rename attribute, spanning multiple attributes</text:span></text:p>
            <text:p><text:span text:style-name="T2">And methods. </text:span></text:p>
            <text:p><text:span text:style-name="T3">- IntelliMerge:</text:span><text:span text:style-name="T2"> Misidentifies Inline Method as Rename Method, resulting in a method being in the wrong</text:span></text:p>
            <text:p><text:span text:style-name="T2">Class. The method that was supposed to be inlined remains in the class outside of the conflicting region,</text:span></text:p>
            <text:p><text:span text:style-name="T2">Resulting in the wrong merge in 2 ways. </text:span></text:p>
            <text:p><text:span text:style-name="T3">- IntelliMerge: </text:span><text:span text:style-name="T2">Successfully resolves the move + extract method refactoring</text:span></text:p>
          </table:table-cell>
          <table:table-cell table:number-columns-repeated="994"/>
        </table:table-row>
        <table:table-row table:style-name="ro9">
          <table:table-cell table:style-name="ce13" office:value-type="string" calcext:value-type="string">
            <text:p>MozStumbler</text:p>
          </table:table-cell>
          <table:table-cell table:style-name="ce13" office:value-type="string" calcext:value-type="string">
            <text:p>86412c25</text:p>
          </table:table-cell>
          <table:table-cell office:value-type="string" calcext:value-type="string">
            <text:p>3e2f8d3a2</text:p>
          </table:table-cell>
          <table:table-cell office:value-type="string" calcext:value-type="string">
            <text:p>60ba0be9</text:p>
          </table:table-cell>
          <table:table-cell office:value-type="string" calcext:value-type="string">
            <text:p>f2550a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telliMerge reports less conflicting files than RefMerg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P + RC (x1)</text:p>
            <text:p>Ordering Conflict FP (x5)</text:p>
            <text:p>TP (x2)</text:p>
            <text:p>Refactoring Conflict FP (x2) </text:p>
          </table:table-cell>
          <table:table-cell office:value-type="string" calcext:value-type="string">
            <text:p>- 1 TP that contains rename attribute</text:p>
            <text:p>- 5 ordering conflicts</text:p>
            <text:p>- 2 ref conflicts, 1 RM conflict</text:p>
            <text:p>And 1 RM &amp; RA conflict</text:p>
          </table:table-cell>
          <table:table-cell office:value-type="string" calcext:value-type="string">
            <text:p>TP + RC (x1)</text:p>
            <text:p>Ordering Conflict FP (x5)</text:p>
            <text:p>TP (x2)</text:p>
            <text:p>Refactoring Confict (Fails to Inv) FP (x1)</text:p>
            <text:p>Resolved Conflict TN (x1)</text:p>
          </table:table-cell>
          <table:table-cell office:value-type="string" calcext:value-type="string">
            <text:p>- 3 true positives, 1 contains rename</text:p>
            <text:p>Attribute refactoring but does not </text:p>
            <text:p>Change the size.</text:p>
            <text:p>- Same ordering conflicts as Git</text:p>
            <text:p>- 1 Refactoring conflict, fails to invert</text:p>
            <text:p>- 1 resolved RM conflict</text:p>
          </table:table-cell>
          <table:table-cell office:value-type="string" calcext:value-type="string">
            <text:p>TP (x2)</text:p>
            <text:p>Misidentifies Refactoring FP (x1)</text:p>
            <text:p>Ordering Conflict FP (x2)</text:p>
            <text:p>Deletes Conflict Block FN (x2)</text:p>
            <text:p>Matching error FN (x2)</text:p>
            <text:p>Misidentifies Refactoring FN (x1)</text:p>
            <text:p>Resolves ordering conflict TN (x1)</text:p>
          </table:table-cell>
          <table:table-cell office:value-type="string" calcext:value-type="string">
            <text:p>- Misidentifies a refactoring as Move M,</text:p>
            <text:p>Causing it to be in the wrong class, replacing</text:p>
            <text:p>Another method and having a conflict block</text:p>
            <text:p>- Misidentifies another refactoring as Move M,</text:p>
            <text:p>Resulting in an unexpected merge</text:p>
            <text:p>- 2 ordering conflicts that Git detects</text:p>
            <text:p>- resolves an ordering conflict</text:p>
            <text:p>- Deletes conflict blocks in 4 cases</text:p>
          </table:table-cell>
          <table:table-cell office:value-type="string" calcext:value-type="string">
            <text:p>- RefMerge: <text:span text:style-name="T2">Resolves 1 refactoring conflict, but fails to resolve another because it failed to invert </text:span></text:p>
            <text:p><text:span text:style-name="T2">Refactorings. It seems there was an error detecting PSI elements, might be a simplification issue or </text:span></text:p>
            <text:p><text:span text:style-name="T2">An issue with the inverter itself, but it should be fixable.</text:span></text:p>
            <text:p><text:span text:style-name="T2">- </text:span><text:span text:style-name="T3">IntelliMerge: </text:span><text:span text:style-name="T2">Resolves an ordering conflict that RefMerge and Git detect. It deletes the side of a conflict</text:span></text:p>
            <text:p><text:span text:style-name="T2">Block twice, might not match it correctly but the other side doesn’t exist anymore so maybe not.</text:span></text:p>
            <text:p><text:span text:style-name="T2">IntelliMerge detects 2 refactorings that never happened, resulting in an unexpected merge in both cases</text:span></text:p>
            <text:p><text:span text:style-name="T2">As well as an unnecessary conflict. </text:span></text:p>
          </table:table-cell>
          <table:table-cell table:number-columns-repeated="994"/>
        </table:table-row>
        <table:table-row table:style-name="ro10">
          <table:table-cell office:value-type="string" calcext:value-type="string">
            <text:p>iFixitAndroid</text:p>
          </table:table-cell>
          <table:table-cell office:value-type="float" office:value="91932083" calcext:value-type="float">
            <text:p>91932083</text:p>
          </table:table-cell>
          <table:table-cell office:value-type="string" calcext:value-type="string">
            <text:p>b2735b65</text:p>
          </table:table-cell>
          <table:table-cell office:value-type="string" calcext:value-type="string">
            <text:p>b04a3c246</text:p>
          </table:table-cell>
          <table:table-cell office:value-type="string" calcext:value-type="string">
            <text:p>c601e07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fMerge reports less conflict blocks than IntelliMerg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 (x3)</text:p>
            <text:p>Ordering Conflict FP (x3)</text:p>
            <text:p>Refactoring Confict FP (x2)</text:p>
            <text:p>Formatting Conflict FP (x1)</text:p>
          </table:table-cell>
          <table:table-cell office:value-type="string" calcext:value-type="string">
            <text:p>- 3 import ordering conflicts</text:p>
            <text:p>- 1 refactoring conflict caused by </text:p>
            <text:p>Extract attribute</text:p>
            <text:p>- 1 refactoring conflict caused by </text:p>
            <text:p>Extract method</text:p>
          </table:table-cell>
          <table:table-cell office:value-type="string" calcext:value-type="string">
            <text:p>TP (x3)</text:p>
            <text:p>Ordering Conflict FP (x3)</text:p>
            <text:p>Introduced Formatting Conflict FP (x1)</text:p>
            <text:p>Unsupported Refactoring FP (x1)</text:p>
            <text:p>Formatting Conflict (x1)</text:p>
          </table:table-cell>
          <table:table-cell office:value-type="string" calcext:value-type="string">
            <text:p>- Introduces a formatting conflict</text:p>
            <text:p>When inverting extract method</text:p>
            <text:p>- does not support extract attribute</text:p>
            <text:p>- same ordering and formatting </text:p>
            <text:p>Conflicts as Git</text:p>
          </table:table-cell>
          <table:table-cell office:value-type="string" calcext:value-type="string">
            <text:p>Matching Conflict FP (x12)</text:p>
            <text:p>Ordering Conflict FP (x1)</text:p>
            <text:p>Misses Refactoring FP (x6)</text:p>
            <text:p>Misses Refactoring FN (x2)</text:p>
            <text:p>Resolves formatting conflict TN (x1)</text:p>
            <text:p>Resolves Ordering Conflict TN (x3)</text:p>
            <text:p>Resolves Refactoring Conflict TN (x1)</text:p>
            <text:p>Matching Error FN (x2)</text:p>
          </table:table-cell>
          <table:table-cell office:value-type="string" calcext:value-type="string">
            <text:p>- 12 matching conflicts of varying difficulty</text:p>
            <text:p>- 1 ordering conflict the other tools don’t </text:p>
            <text:p>Introduce</text:p>
            <text:p>- misses 6 refactorings resulting in reported</text:p>
            <text:p>Conflicts</text:p>
            <text:p>- misses 2 refactorings, resulting in </text:p>
            <text:p>Unreported conflicts</text:p>
            <text:p>Resolves 3 ordering conflicts and 1 </text:p>
            <text:p>Formatting conflict</text:p>
            <text:p>- misses conficts because mismatches 2</text:p>
            <text:p>Non-refactored elements</text:p>
          </table:table-cell>
          <table:table-cell office:value-type="string" calcext:value-type="string">
            <text:p>- RefMerge: <text:span text:style-name="T2">Inverts extract method correctly and would resolve it if formatting wasn't different. Instead, </text:span></text:p>
            <text:p><text:span text:style-name="T2">Doubles the size of the conflict. This has its own merit, however, as the changes can easily be seen</text:span></text:p>
            <text:p><text:span text:style-name="T2">Side by side and it is clear there are no differences aside from formatting. </text:span></text:p>
            <text:p><text:span text:style-name="T3">- RefMerge: </text:span><text:span text:style-name="T2">There’s an extract method attribute refactoring that RefMerge doesn’t support</text:span></text:p>
            <text:p><text:span text:style-name="T3">- IntelliMerge: </text:span><text:span text:style-name="T2">IntelliMerge adds an extra ordering conflict due and has several matching errors.</text:span></text:p>
            <text:p><text:span text:style-name="T2">IntelliMerge also seems to either miss 6 refactorings or incorrectly match/identify them, because </text:span></text:p>
            <text:p><text:span text:style-name="T2">It reports conflicts in multiple places where Git and RefMerge do not. I compared the changes between</text:span></text:p>
            <text:p><text:span text:style-name="T2">Each parent commit and the base commit to see if Git and RefMerge missed conflicts, but it seems </text:span></text:p>
            <text:p><text:span text:style-name="T2">IntelliMerge overcomplicates the scenario here. Also misses extract method refactoring, resulting in </text:span></text:p>
            <text:p><text:span text:style-name="T2">Same conflict as git. It resolves 5 conflicts reported by Git and RefMerge, 3 ordering, 1 formatting, </text:span></text:p>
            <text:p><text:span text:style-name="T2">And one extract attribute conflict. It also reports 2 conflicts caused by mismatching non-refactored</text:span></text:p>
            <text:p><text:span text:style-name="T2">Program elements</text:span></text:p>
          </table:table-cell>
          <table:table-cell table:number-columns-repeated="994"/>
        </table:table-row>
        <table:table-row table:style-name="ro11">
          <table:table-cell office:value-type="string" calcext:value-type="string">
            <text:p>iFixitAndroid</text:p>
          </table:table-cell>
          <table:table-cell table:style-name="ce13" office:value-type="string" calcext:value-type="string">
            <text:p>360ef2ac</text:p>
          </table:table-cell>
          <table:table-cell office:value-type="string" calcext:value-type="string">
            <text:p>e9e3f208</text:p>
          </table:table-cell>
          <table:table-cell office:value-type="string" calcext:value-type="string">
            <text:p>a1770c3b</text:p>
          </table:table-cell>
          <table:table-cell office:value-type="string" calcext:value-type="string">
            <text:p>d58cc6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fMerge reports less conflicting files than and IntelliMer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2)</text:p>
          </table:table-cell>
          <table:table-cell office:value-type="string" calcext:value-type="string">
            <text:p>- 1 refactoring conflict in imports +</text:p>
            <text:p>Class declaration</text:p>
            <text:p>- 1 refactoring conflict caused by </text:p>
            <text:p>Multiple rename field refactorings</text:p>
          </table:table-cell>
          <table:table-cell office:value-type="string" calcext:value-type="string">
            <text:p>Ordering Conflict FP (x1)</text:p>
            <text:p>Resolves conflict TN (x1)</text:p>
          </table:table-cell>
          <table:table-cell office:value-type="string" calcext:value-type="string">
            <text:p>- Takes the refactoring conflict out of</text:p>
            <text:p>The ordering conflict</text:p>
            <text:p>- Resovles the rename field – related</text:p>
            <text:p>Conflict</text:p>
          </table:table-cell>
          <table:table-cell office:value-type="string" calcext:value-type="string">
            <text:p>Matching Error FP (x3)</text:p>
            <text:p>Misses Refactoring FP (x1)</text:p>
          </table:table-cell>
          <table:table-cell office:value-type="string" calcext:value-type="string">
            <text:p>Resolves ref+ordering conflict but introduces</text:p>
            <text:p>A matching error there</text:p>
            <text:p>Does change the refactoring conflict</text:p>
          </table:table-cell>
          <table:table-cell office:value-type="string" calcext:value-type="string">
            <text:p>- RefMerge: <text:span text:style-name="T2">Resolves one refactoring conflict entirely while simplifying another conflict that has class</text:span></text:p>
            <text:p><text:span text:style-name="T2">Refactorings involved in the imports, making the ordering conflict simpler.</text:span></text:p>
            <text:p><text:span text:style-name="T3">- IntelliMerge:</text:span><text:span text:style-name="T2"> Almost resolves the ordering+refactoring conflict, leaving a small matching error.</text:span></text:p>
            <text:p><text:span text:style-name="T3">- IntelliMerge: </text:span><text:span text:style-name="T2">Misses the rename field refactoring conflict</text:span></text:p>
          </table:table-cell>
          <table:table-cell table:number-columns-repeated="994"/>
        </table:table-row>
        <table:table-row table:style-name="ro12">
          <table:table-cell office:value-type="string" calcext:value-type="string">
            <text:p>iFixitAndroid</text:p>
          </table:table-cell>
          <table:table-cell table:style-name="ce13" office:value-type="string" calcext:value-type="string">
            <text:p>6f269b03</text:p>
          </table:table-cell>
          <table:table-cell office:value-type="string" calcext:value-type="string">
            <text:p>b2ca7434</text:p>
          </table:table-cell>
          <table:table-cell office:value-type="string" calcext:value-type="string">
            <text:p>046442f2</text:p>
          </table:table-cell>
          <table:table-cell office:value-type="string" calcext:value-type="string">
            <text:p>8528712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lliMerge reports less conflicting files than RefMerg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 (x3)</text:p>
            <text:p>Ordering Conflict FP (x1)</text:p>
            <text:p>Formatting Conflict FP (x14)</text:p>
            <text:p>Refactoring Conflict FP (x2)</text:p>
            <text:p/>
          </table:table-cell>
          <table:table-cell office:value-type="string" calcext:value-type="string">
            <text:p>- 2 refactoring conflicts (related) </text:p>
            <text:p>Caused by Rename Class.</text:p>
            <text:p>- 14 small formatting conflicts</text:p>
          </table:table-cell>
          <table:table-cell office:value-type="string" calcext:value-type="string">
            <text:p>TP (x3)</text:p>
            <text:p>Formatting Conflict FP (x14)</text:p>
            <text:p>Ordering Conflict FP (x1)</text:p>
            <text:p>Resolved Refactoring Conflict TN (x2)</text:p>
          </table:table-cell>
          <table:table-cell office:value-type="string" calcext:value-type="string">
            <text:p>- Reports same Formatting &amp;</text:p>
            <text:p>Ordering conflicts as Git</text:p>
            <text:p>Resolves 2 rename class-related</text:p>
            <text:p>Conflicts</text:p>
          </table:table-cell>
          <table:table-cell office:value-type="string" calcext:value-type="string">
            <text:p>Ordering Conflict FP (x1)</text:p>
            <text:p>Matching Conflict FP (x3)</text:p>
            <text:p>TP (x3)</text:p>
            <text:p>Resolves Formatting TN (x14)</text:p>
            <text:p>Deletes Conflict Block FN (x2)</text:p>
          </table:table-cell>
          <table:table-cell office:value-type="string" calcext:value-type="string">
            <text:p>- Resolves all formatting conflicts reported by</text:p>
            <text:p>Git. </text:p>
            <text:p>-Deletes file with rename class-related</text:p>
            <text:p>Conflicts.</text:p>
          </table:table-cell>
          <table:table-cell office:value-type="string" calcext:value-type="string">
            <text:p>- RefMerge: <text:span text:style-name="T2">Resolves a rename class conflict in the declaration and where it's referenced as well</text:span></text:p>
            <text:p><text:span text:style-name="T3">- IntelliMerge:</text:span><text:span text:style-name="T2"> Resolves all formatting conflicts, most likely due to it’s graph-based approach. </text:span></text:p>
            <text:p><text:span text:style-name="T3">- IntelliMerge:</text:span><text:span text:style-name="T2"> Deletes a file where a class was renamed, deleting 2 conflict blocks inside of it</text:span></text:p>
          </table:table-cell>
          <table:table-cell table:number-columns-repeated="994"/>
        </table:table-row>
        <table:table-row table:style-name="ro13">
          <table:table-cell office:value-type="string" calcext:value-type="string">
            <text:p>javaparser</text:p>
          </table:table-cell>
          <table:table-cell table:style-name="ce13" office:value-type="string" calcext:value-type="string">
            <text:p>caf5b8cb</text:p>
          </table:table-cell>
          <table:table-cell office:value-type="string" calcext:value-type="string">
            <text:p>658f4d5f</text:p>
          </table:table-cell>
          <table:table-cell office:value-type="string" calcext:value-type="string">
            <text:p>d4fc26ab</text:p>
          </table:table-cell>
          <table:table-cell office:value-type="string" calcext:value-type="string">
            <text:p>23669ee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fMerge and IntelliMerge both report no conflic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2)</text:p>
          </table:table-cell>
          <table:table-cell office:value-type="string" calcext:value-type="string">
            <text:p>- 1 conflict caused by rename attrb</text:p>
            <text:p>- 1 conflict caused by 4 refactorings</text:p>
          </table:table-cell>
          <table:table-cell office:value-type="string" calcext:value-type="string">
            <text:p>Resolved Refactoring Conflict TN (x2)</text:p>
          </table:table-cell>
          <table:table-cell office:value-type="string" calcext:value-type="string">
            <text:p>- Resolves both conflicts</text:p>
          </table:table-cell>
          <table:table-cell office:value-type="string" calcext:value-type="string">
            <text:p>Resolved Refactoring Conflict TN (x2)</text:p>
          </table:table-cell>
          <table:table-cell office:value-type="string" calcext:value-type="string">
            <text:p>- Resolves both conflicts</text:p>
          </table:table-cell>
          <table:table-cell office:value-type="string" calcext:value-type="string">
            <text:p><text:span text:style-name="T3">- RefMerge: </text:span><text:span text:style-name="T2">Resolves both conflicts without any issues </text:span></text:p>
            <text:p><text:span text:style-name="T3">- IntelliMerge: </text:span><text:span text:style-name="T2">Resolves both conflicts without any issues</text:span></text:p>
          </table:table-cell>
          <table:table-cell table:number-columns-repeated="994"/>
        </table:table-row>
        <table:table-row table:style-name="ro14">
          <table:table-cell office:value-type="string" calcext:value-type="string">
            <text:p>javaparser</text:p>
          </table:table-cell>
          <table:table-cell table:style-name="ce13" office:value-type="string" calcext:value-type="string">
            <text:p>51733f6a</text:p>
          </table:table-cell>
          <table:table-cell office:value-type="string" calcext:value-type="string">
            <text:p>57f6e295</text:p>
          </table:table-cell>
          <table:table-cell office:value-type="string" calcext:value-type="string">
            <text:p>9c44e26a</text:p>
          </table:table-cell>
          <table:table-cell office:value-type="string" calcext:value-type="string">
            <text:p>f1cce0a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telliMerge reports less conflicting LOC than RefMerg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5)</text:p>
            <text:p>Ordering Conflict FP (x1)</text:p>
            <text:p>Refactoring Conflict FP (x2)</text:p>
          </table:table-cell>
          <table:table-cell office:value-type="string" calcext:value-type="string">
            <text:p>- reports 1 ordering confict</text:p>
            <text:p>- 1 refactoring conflict involving M+EM</text:p>
            <text:p>- 1 refactoring conflict involving IM</text:p>
          </table:table-cell>
          <table:table-cell office:value-type="string" calcext:value-type="string">
            <text:p>Resolved Refactoring Conflict TN (x1)</text:p>
            <text:p>TP (x5)</text:p>
            <text:p>Ordering Conflict FP (x1)</text:p>
            <text:p>Unsupported Refactoring FP (x1)</text:p>
          </table:table-cell>
          <table:table-cell office:value-type="string" calcext:value-type="string">
            <text:p>- Resolves IM conflict</text:p>
            <text:p>- Does not support M+EM</text:p>
            <text:p>- reports same ordering conflict as Git</text:p>
          </table:table-cell>
          <table:table-cell office:value-type="string" calcext:value-type="string">
            <text:p>Resolves Ordering conflict TN (x1)</text:p>
            <text:p>Matching Confict FP (x2)</text:p>
            <text:p>TP (x5)</text:p>
            <text:p>Missed Refactoring FP (x1)</text:p>
          </table:table-cell>
          <table:table-cell office:value-type="string" calcext:value-type="string">
            <text:p>- Resolved IM conflict</text:p>
            <text:p>- Misses M+EM conflict</text:p>
            <text:p>- resolves ordering conflict but reports 2 </text:p>
            <text:p>Matching conflicts</text:p>
          </table:table-cell>
          <table:table-cell office:value-type="string" calcext:value-type="string">
            <text:p>- RefMerge: <text:span text:style-name="T2">Resolves the inline method conflict, does not support move+extract method. </text:span></text:p>
            <text:p><text:span text:style-name="T3">- IntelliMerge: </text:span><text:span text:style-name="T2">Resolves the inline method conflict, misses the move+extract method conflict.</text:span></text:p>
          </table:table-cell>
          <table:table-cell table:number-columns-repeated="994"/>
        </table:table-row>
        <table:table-row table:style-name="ro15">
          <table:table-cell office:value-type="string" calcext:value-type="string">
            <text:p>junit</text:p>
          </table:table-cell>
          <table:table-cell table:style-name="ce13" office:value-type="string" calcext:value-type="string">
            <text:p>d6ccf5b0</text:p>
          </table:table-cell>
          <table:table-cell office:value-type="string" calcext:value-type="string">
            <text:p>9d8bb069</text:p>
          </table:table-cell>
          <table:table-cell office:value-type="string" calcext:value-type="string">
            <text:p>e857122bf</text:p>
          </table:table-cell>
          <table:table-cell office:value-type="string" calcext:value-type="string">
            <text:p>8ff0b44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fMerge and IntelliMerge both report more conflic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3) </text:p>
            <text:p>Ordering Conflict FP (x1)</text:p>
            <text:p>Refactoring Conflict FP (x1)</text:p>
          </table:table-cell>
          <table:table-cell office:value-type="string" calcext:value-type="string">
            <text:p>- 1 ref conflict with remove method</text:p>
            <text:p>Annotation and change method</text:p>
            <text:p>Access modifier </text:p>
          </table:table-cell>
          <table:table-cell office:value-type="string" calcext:value-type="string">
            <text:p>TP (x3)</text:p>
            <text:p>Ordering Conflict FP (x1)</text:p>
            <text:p>Introduced move-related OC FP (x1)</text:p>
            <text:p>Unsupported Refactoring Conflict FP (x1)</text:p>
          </table:table-cell>
          <table:table-cell office:value-type="string" calcext:value-type="string">
            <text:p>- does not support either refactoring</text:p>
            <text:p>In the refactoring conflict</text:p>
            <text:p>- introduces move-related conflict after</text:p>
            <text:p>Inverting move</text:p>
          </table:table-cell>
          <table:table-cell office:value-type="string" calcext:value-type="string">
            <text:p>Resolved Ordering Conflict TN (x1)</text:p>
            <text:p>Resolved refactoring conflict TN (x1)</text:p>
            <text:p>Ordering Conflict FP (x1)</text:p>
            <text:p>Matching Conflict FP (x2)</text:p>
            <text:p>TP (x3)</text:p>
          </table:table-cell>
          <table:table-cell office:value-type="string" calcext:value-type="string">
            <text:p>- resolves the refactoring conflict </text:p>
            <text:p>- resolves an ordering conflict, introduces a</text:p>
            <text:p>New one and 2 matching conflicts</text:p>
          </table:table-cell>
          <table:table-cell office:value-type="string" calcext:value-type="string">
            <text:p><text:span text:style-name="T3">- RefMerge: </text:span><text:span text:style-name="T2">Does not support 'Remove Method Annotation' and 'Change Method Access Modifier'. </text:span></text:p>
            <text:p><text:span text:style-name="T2">Introduces a move-related ordering conflict after inverting a move method refactoring. </text:span></text:p>
            <text:p><text:span text:style-name="T3">- IntelliMerge: </text:span><text:span text:style-name="T2">Resolves the conflict despite not supporting either refactoring operation (as far as I’m aware).</text:span></text:p>
            <text:p><text:span text:style-name="T2">Could be due to the graph-based approach handling it by construct</text:span></text:p>
          </table:table-cell>
          <table:table-cell table:number-columns-repeated="994"/>
        </table:table-row>
        <table:table-row table:style-name="ro16">
          <table:table-cell office:value-type="string" calcext:value-type="string">
            <text:p>junit</text:p>
          </table:table-cell>
          <table:table-cell table:style-name="ce13" office:value-type="string" calcext:value-type="string">
            <text:p>4f9eee58</text:p>
          </table:table-cell>
          <table:table-cell office:value-type="string" calcext:value-type="string">
            <text:p>b77d9de8</text:p>
          </table:table-cell>
          <table:table-cell office:value-type="string" calcext:value-type="string">
            <text:p>219beb35</text:p>
          </table:table-cell>
          <table:table-cell office:value-type="string" calcext:value-type="string">
            <text:p>821cf4a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telliMerge reports less conflict blocks than RefMer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 (x1)</text:p>
            <text:p>Ordering Conflict FP (x3)</text:p>
            <text:p>Ordering Conflict + Ref Conflict FP (x1)</text:p>
          </table:table-cell>
          <table:table-cell office:value-type="string" calcext:value-type="string">
            <text:p>- Results in 2 ordering conflicts at the</text:p>
            <text:p>Method level</text:p>
            <text:p>- Results in 2 ordering conflicts with</text:p>
            <text:p>Inner classes. 1 of which has a </text:p>
            <text:p>Rename attribute involved</text:p>
          </table:table-cell>
          <table:table-cell office:value-type="string" calcext:value-type="string">
            <text:p>TP (x1)</text:p>
            <text:p><text:span text:style-name="T1">Ordering Conflict FP (x3)</text:span></text:p>
            <text:p><text:span text:style-name="T1">Ordering Conflict + Ref Conflict FP (x1)</text:span></text:p>
          </table:table-cell>
          <table:table-cell office:value-type="string" calcext:value-type="string">
            <text:p>- Results in same conflicts as </text:p>
            <text:p>Git. </text:p>
            <text:p>- Inverts rename attribute but does not</text:p>
            <text:p>Resolve conflict</text:p>
          </table:table-cell>
          <table:table-cell office:value-type="string" calcext:value-type="string">
            <text:p>Deletes Conflict Block FN (x1)</text:p>
            <text:p>Resolves Ordering Conflict TN (x3)</text:p>
            <text:p>Matching Error FP (x1)</text:p>
            <text:p>TP (x1)</text:p>
          </table:table-cell>
          <table:table-cell office:value-type="string" calcext:value-type="string">
            <text:p>- Deletes conflict caused by ordering conflict</text:p>
            <text:p>And rename attribute</text:p>
          </table:table-cell>
          <table:table-cell office:value-type="string" calcext:value-type="string">
            <text:p>- RefMerge: <text:span text:style-name="T2">Results in the same merge as Git aside from a couple extra lines from inverting refactorings </text:span></text:p>
            <text:p><text:span text:style-name="T2">In an ordering conflict reported by Git</text:span></text:p>
            <text:p><text:span text:style-name="T3">- IntelliMerge: </text:span><text:span text:style-name="T2">Deletes the conflict block caused by the ordering conflict + rename attribute. It might have</text:span></text:p>
            <text:p><text:span text:style-name="T2">Issues matching the inner class as it’s seemed to struggle with class level refactorings in other scenarios</text:span></text:p>
          </table:table-cell>
          <table:table-cell table:number-columns-repeated="994"/>
        </table:table-row>
        <table:table-row table:style-name="ro17">
          <table:table-cell office:value-type="string" calcext:value-type="string">
            <text:p>androidannotations</text:p>
          </table:table-cell>
          <table:table-cell office:value-type="string" calcext:value-type="string">
            <text:p>f2af4361</text:p>
          </table:table-cell>
          <table:table-cell office:value-type="string" calcext:value-type="string">
            <text:p>07468b23</text:p>
          </table:table-cell>
          <table:table-cell office:value-type="string" calcext:value-type="string">
            <text:p>2aa295ee</text:p>
          </table:table-cell>
          <table:table-cell office:value-type="string" calcext:value-type="string">
            <text:p>ab9642e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fMerge reports less conflicting LOC than IntelliMerg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6)</text:p>
            <text:p>Ordering Conflict FP (x6)</text:p>
            <text:p>Refactoring Conflict FP (x2)</text:p>
          </table:table-cell>
          <table:table-cell office:value-type="string" calcext:value-type="string">
            <text:p>- Several ordering conflicts spanning</text:p>
            <text:p>Multiple methods</text:p>
            <text:p>- 1 refactoring conflict involving </text:p>
            <text:p>Extract superclass</text:p>
            <text:p>- 1 ordering conflict complicated by </text:p>
            <text:p>Move method refactoring</text:p>
          </table:table-cell>
          <table:table-cell office:value-type="string" calcext:value-type="string">
            <text:p>TP (x6)</text:p>
            <text:p>Ordering Conflict FP (x7)</text:p>
            <text:p>Refactoring Conflict FP (x1)</text:p>
          </table:table-cell>
          <table:table-cell office:value-type="string" calcext:value-type="string">
            <text:p>- Reports same ordering conflicts as</text:p>
            <text:p>Git</text:p>
            <text:p>- removes move method refactoring</text:p>
            <text:p>From ordering conflict, simplifying it</text:p>
            <text:p>- does not support extract superclass</text:p>
          </table:table-cell>
          <table:table-cell office:value-type="string" calcext:value-type="string">
            <text:p>Resolves ordering conflict TN (x2)</text:p>
            <text:p>Ordering Conflict FP (x4)</text:p>
            <text:p>Resolves ordering conflict TN (x1)</text:p>
            <text:p>TP (x6)</text:p>
            <text:p>Matching Conflict FP (x12)</text:p>
          </table:table-cell>
          <table:table-cell office:value-type="string" calcext:value-type="string">
            <text:p>- Resolves extract superclass conflict and </text:p>
            <text:p>Ordering conflict with move refactoring</text:p>
            <text:p>- Adds conflicts to 11 files due to matching</text:p>
            <text:p>Conflicts</text:p>
          </table:table-cell>
          <table:table-cell office:value-type="string" calcext:value-type="string">
            <text:p><text:span text:style-name="T3">- RefMerge: </text:span><text:span text:style-name="T2">reduces size of ordering conflict with involved move method refactoring. Fails to resolve other</text:span></text:p>
            <text:p><text:span text:style-name="T2">Refactoring conflict because it extract superclass is not supported</text:span></text:p>
            <text:p><text:span text:style-name="T3">- IntelliMerge: </text:span><text:span text:style-name="T2">Removes both refactoring-related conflicts. Resolves a couple ordering conflicts but </text:span></text:p>
            <text:p><text:span text:style-name="T2">Introduces 12 matching conflicts</text:span></text:p>
          </table:table-cell>
          <table:table-cell table:number-columns-repeated="994"/>
        </table:table-row>
        <table:table-row table:style-name="ro18">
          <table:table-cell office:value-type="string" calcext:value-type="string">
            <text:p>androidannotations</text:p>
          </table:table-cell>
          <table:table-cell office:value-type="string" calcext:value-type="string">
            <text:p>624582d0</text:p>
          </table:table-cell>
          <table:table-cell office:value-type="string" calcext:value-type="string">
            <text:p>381da527</text:p>
          </table:table-cell>
          <table:table-cell office:value-type="string" calcext:value-type="string">
            <text:p>6605d9e0</text:p>
          </table:table-cell>
          <table:table-cell office:value-type="string" calcext:value-type="string">
            <text:p>150883b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Merge reports less conflicting LOC than IntelliMer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1)</text:p>
            <text:p>Refactoring Conflict FP (x1)</text:p>
          </table:table-cell>
          <table:table-cell office:value-type="string" calcext:value-type="string">
            <text:p>- Reports a conflict caused by rename</text:p>
            <text:p>Method on one branch and other changes</text:p>
            <text:p>On the other</text:p>
          </table:table-cell>
          <table:table-cell office:value-type="string" calcext:value-type="string">
            <text:p>TP (x1)</text:p>
            <text:p>Resolved Refactoring Conflict TN (x1)</text:p>
          </table:table-cell>
          <table:table-cell office:value-type="string" calcext:value-type="string">
            <text:p>- Resolves the rename method</text:p>
            <text:p>Related conflict</text:p>
          </table:table-cell>
          <table:table-cell office:value-type="string" calcext:value-type="string">
            <text:p>Resolves Refactoring Conflict TN (x1)</text:p>
            <text:p>Matching Conflict FP (x3)</text:p>
            <text:p>TP (x1)</text:p>
          </table:table-cell>
          <table:table-cell office:value-type="string" calcext:value-type="string">
            <text:p>- Resolves rename method related </text:p>
            <text:p>Conflict</text:p>
            <text:p>- Introduces 3 annotation/comment matching</text:p>
            <text:p>Conflicts</text:p>
          </table:table-cell>
          <table:table-cell office:value-type="string" calcext:value-type="string">
            <text:p>- RefMerge: <text:span text:style-name="T2">Resolves small rename method refactoring-related conflict</text:span></text:p>
            <text:p><text:span text:style-name="T3">- IntelliMerge: </text:span><text:span text:style-name="T2">Resolves the rename method refactoring-related conflict but add 3 annotation/comment</text:span></text:p>
            <text:p><text:span text:style-name="T2">Matching conficts to another file</text:span></text:p>
          </table:table-cell>
          <table:table-cell table:number-columns-repeated="994"/>
        </table:table-row>
        <table:table-row table:style-name="ro19">
          <table:table-cell office:value-type="string" calcext:value-type="string">
            <text:p>androidannotations</text:p>
          </table:table-cell>
          <table:table-cell table:style-name="ce13" office:value-type="string" calcext:value-type="string">
            <text:p>c1a719bf</text:p>
          </table:table-cell>
          <table:table-cell office:value-type="string" calcext:value-type="string">
            <text:p>83b19d08</text:p>
          </table:table-cell>
          <table:table-cell office:value-type="string" calcext:value-type="string">
            <text:p>580fdd52</text:p>
          </table:table-cell>
          <table:table-cell office:value-type="string" calcext:value-type="string">
            <text:p>1b8bb6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telliMerge reports less conflicting files than RefMerg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 (x8)</text:p>
            <text:p>Refactoring Conflict FP (x1)</text:p>
          </table:table-cell>
          <table:table-cell office:value-type="string" calcext:value-type="string">
            <text:p>- Reports 8 conflicts where both sides</text:p>
            <text:p>Were changed with non-refactoring</text:p>
            <text:p>Changes</text:p>
            <text:p>- Reports a conflict with extract</text:p>
            <text:p>Superclass </text:p>
          </table:table-cell>
          <table:table-cell office:value-type="string" calcext:value-type="string">
            <text:p>TP (x8)</text:p>
            <text:p>Unsupported Refactoring FP (x1)</text:p>
          </table:table-cell>
          <table:table-cell office:value-type="string" calcext:value-type="string">
            <text:p>- Reports the same conflicts as Git,</text:p>
            <text:p>Does not support extract superclass</text:p>
          </table:table-cell>
          <table:table-cell office:value-type="string" calcext:value-type="string">
            <text:p>TP (x8)</text:p>
            <text:p>Deletes Conflict Block FN (x1)</text:p>
          </table:table-cell>
          <table:table-cell office:value-type="string" calcext:value-type="string">
            <text:p>- Reports same conflicts</text:p>
            <text:p>- Deletes the file with extract superclass</text:p>
          </table:table-cell>
          <table:table-cell office:value-type="string" calcext:value-type="string">
            <text:p>- RefMerge: <text:span text:style-name="T2">Does not resolve the conflict with the extract superclass but makes it a little smaller by</text:span></text:p>
            <text:p><text:span text:style-name="T2">Inverting pull up attribute.</text:span></text:p>
            <text:p><text:span text:style-name="T3">- IntelliMerge:</text:span><text:span text:style-name="T2"> Deletes the superclass that was extracted from ClicksHandledActivity, but still extends</text:span></text:p>
            <text:p><text:span text:style-name="T2">The superclass. </text:span></text:p>
          </table:table-cell>
          <table:table-cell table:number-columns-repeated="994"/>
        </table:table-row>
        <table:table-row table:style-name="ro20">
          <table:table-cell office:value-type="string" calcext:value-type="string">
            <text:p>druid</text:p>
          </table:table-cell>
          <table:table-cell office:value-type="string" calcext:value-type="string">
            <text:p>4580108a</text:p>
          </table:table-cell>
          <table:table-cell office:value-type="string" calcext:value-type="string">
            <text:p>5fc32793</text:p>
          </table:table-cell>
          <table:table-cell office:value-type="string" calcext:value-type="string">
            <text:p>ff8e79ad</text:p>
          </table:table-cell>
          <table:table-cell office:value-type="string" calcext:value-type="string">
            <text:p>185ef3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lliMerge reports no conflicts and RefMerge do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 (x3)</text:p>
            <text:p>Refactoring Conflict FP (x1)</text:p>
          </table:table-cell>
          <table:table-cell office:value-type="string" calcext:value-type="string">
            <text:p>- Refactoring conflict is part of a </text:p>
            <text:p>Formatting conflict</text:p>
          </table:table-cell>
          <table:table-cell office:value-type="string" calcext:value-type="string">
            <text:p>TP (x3)</text:p>
            <text:p>Fails to Invert Refactoring FP (x1)</text:p>
          </table:table-cell>
          <table:table-cell office:value-type="string" calcext:value-type="string">
            <text:p>- RefMerge fails to invert the </text:p>
            <text:p>Move attribute refactoring in </text:p>
            <text:p>Refactoring-related conflict</text:p>
          </table:table-cell>
          <table:table-cell office:value-type="string" calcext:value-type="string">
            <text:p>Deletes Conflict Block FN (x4)</text:p>
          </table:table-cell>
          <table:table-cell office:value-type="string" calcext:value-type="string">
            <text:p>- Deletes file containing all conflict blocks</text:p>
          </table:table-cell>
          <table:table-cell office:value-type="string" calcext:value-type="string">
            <text:p>- RefMerge: <text:span text:style-name="T2">Supports move attribute but fails to invert it. Upon further investigation, it could not invert it</text:span></text:p>
            <text:p><text:span text:style-name="T2">Because it could not find the PSI class for HbaseConnection after the extract superclass happened.</text:span></text:p>
            <text:p><text:span text:style-name="T3">- IntelliMerge: </text:span><text:span text:style-name="T2">Deleted the file containing the extracted superclass, deleting all 4 conflict blocks. </text:span></text:p>
            <text:p><text:span text:style-name="T2">This is might be a merging error with how IntelliMerge merges the graphs, or a matching error with class</text:span></text:p>
            <text:p><text:span text:style-name="T2">Refactorings. </text:span></text:p>
          </table:table-cell>
          <table:table-cell table:number-columns-repeated="994"/>
        </table:table-row>
        <table:table-row table:style-name="ro21">
          <table:table-cell office:value-type="string" calcext:value-type="string">
            <text:p>druid</text:p>
          </table:table-cell>
          <table:table-cell office:value-type="string" calcext:value-type="string">
            <text:p>1806ab31</text:p>
          </table:table-cell>
          <table:table-cell office:value-type="string" calcext:value-type="string">
            <text:p>277c8dbd</text:p>
          </table:table-cell>
          <table:table-cell office:value-type="string" calcext:value-type="string">
            <text:p>12d28aac</text:p>
          </table:table-cell>
          <table:table-cell office:value-type="string" calcext:value-type="string">
            <text:p>a67026f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fMerge reports no conflicts in the scenario and IntelliMerge do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2)</text:p>
          </table:table-cell>
          <table:table-cell office:value-type="string" calcext:value-type="string">
            <text:p>- Extract Method conflict</text:p>
            <text:p>- multiple extract method conflict</text:p>
          </table:table-cell>
          <table:table-cell office:value-type="string" calcext:value-type="string">
            <text:p>Resolves Refactoring Conflict TN (x2)</text:p>
          </table:table-cell>
          <table:table-cell office:value-type="string" calcext:value-type="string">
            <text:p>- Resolves both refactoring conflicts</text:p>
          </table:table-cell>
          <table:table-cell office:value-type="string" calcext:value-type="string">
            <text:p>Resolves Refactoring Conflict TN (x1)</text:p>
            <text:p>Misses Refactoring FP (x1)</text:p>
          </table:table-cell>
          <table:table-cell office:value-type="string" calcext:value-type="string">
            <text:p>- resolves conflict with multiple refactorings</text:p>
            <text:p>- misses smaller extract method conflict</text:p>
          </table:table-cell>
          <table:table-cell office:value-type="string" calcext:value-type="string">
            <text:p>- RefMerge: <text:span text:style-name="T2">Resolves large conflict by inverting a few extract method conflicts, making the only changes</text:span></text:p>
            <text:p><text:span text:style-name="T2">Left formatting changes that get merged by git. </text:span></text:p>
            <text:p><text:span text:style-name="T3">- RefMerge: </text:span><text:span text:style-name="T2">Inverting the extract method removes changes to the area in the conflicting region allowing</text:span></text:p>
            <text:p><text:span text:style-name="T2">For conflict resolution</text:span></text:p>
            <text:p><text:span text:style-name="T3">- IntelliMerge: </text:span><text:span text:style-name="T2">Resolves large conflict but misses the smaller extract method conflict, likely due to missing</text:span></text:p>
            <text:p><text:span text:style-name="T2">The extract method refactoring in refactoring detection</text:span></text:p>
          </table:table-cell>
          <table:table-cell table:number-columns-repeated="994"/>
        </table:table-row>
        <table:table-row table:style-name="ro22">
          <table:table-cell office:value-type="string" calcext:value-type="string">
            <text:p>MinecraftForge</text:p>
          </table:table-cell>
          <table:table-cell table:style-name="ce13" office:value-type="string" calcext:value-type="string">
            <text:p>f5781488</text:p>
          </table:table-cell>
          <table:table-cell office:value-type="string" calcext:value-type="string">
            <text:p>3177d555</text:p>
          </table:table-cell>
          <table:table-cell office:value-type="string" calcext:value-type="string">
            <text:p>23cdcb96</text:p>
          </table:table-cell>
          <table:table-cell office:value-type="string" calcext:value-type="string">
            <text:p>ba80ead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fMerge reports less conflicting files than and IntelliMerg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ing Conflict FP (x3)</text:p>
            <text:p>TP (x5)</text:p>
          </table:table-cell>
          <table:table-cell office:value-type="string" calcext:value-type="string">
            <text:p>- 2 refactoring conflicts involving </text:p>
            <text:p>Extract method</text:p>
            <text:p>- 1 refactoring conflict involving Add Param</text:p>
            <text:p>- 5 conflicts where both sides were </text:p>
            <text:p>Changed from base</text:p>
          </table:table-cell>
          <table:table-cell office:value-type="string" calcext:value-type="string">
            <text:p>Resolves Refactoring Conflict TN (x2)</text:p>
            <text:p>Unsupported Refactoring FP (x1)</text:p>
            <text:p>TP (x5)</text:p>
          </table:table-cell>
          <table:table-cell office:value-type="string" calcext:value-type="string">
            <text:p>- Resolves both EM conflicts</text:p>
            <text:p>- Does not support Add Parameter</text:p>
            <text:p>- Reports same 5 conflicts as Git</text:p>
          </table:table-cell>
          <table:table-cell office:value-type="string" calcext:value-type="string">
            <text:p>Misses Refactoring FP (x3)</text:p>
            <text:p>TP (x5)</text:p>
            <text:p>Matching Confict FP (x91)</text:p>
          </table:table-cell>
          <table:table-cell office:value-type="string" calcext:value-type="string">
            <text:p>- Misses EM refactoring conflicts</text:p>
            <text:p>- Misses Add Param conflict</text:p>
            <text:p>- Introduced 91 matching conflicts in 34 files</text:p>
          </table:table-cell>
          <table:table-cell table:style-name="ce23" office:value-type="string" calcext:value-type="string">
            <text:p><text:span text:style-name="T3">- RefMerge: </text:span><text:span text:style-name="T2">Resolves 2 small extract method conflicts but does not change the conflict with unsupported</text:span></text:p>
            <text:p><text:span text:style-name="T2">Add parameter. There are several extract method refactorings that are part of it, but inverting them does</text:span></text:p>
            <text:p><text:span text:style-name="T2">Not change the conflict region.</text:span></text:p>
            <text:p><text:span text:style-name="T3">- IntelliMerge: </text:span><text:span text:style-name="T2">Misses the extract method refactorings. It might not match them because the names are</text:span></text:p>
            <text:p><text:span text:style-name="T2">Small and lots of changes are made consisting of small methods and variables. Also misses add parameter</text:span></text:p>
            <text:p><text:span text:style-name="T2">Conflict, this might be because several changes are made to it, including to every parameter as well</text:span></text:p>
            <text:p><text:span text:style-name="T2">As the method body.</text:span></text:p>
            <text:p><text:span text:style-name="T3">- IntelliMerge:</text:span><text:span text:style-name="T2"> Introduces 91 matching conflicts in 34 files. The median size of the introduced conflicts</text:span></text:p>
            <text:p><text:span text:style-name="T2">Is 3 LOC. IntelliMerge might introduce more matching conflicts in this merge scenario. This scenario</text:span></text:p>
            <text:p><text:span text:style-name="T2">Has 960 refactorings in it, along with more than 300 changed files, which could lead to more matching errors.</text:span></text:p>
          </table:table-cell>
          <table:table-cell table:number-columns-repeated="994"/>
        </table:table-row>
        <table:table-row table:style-name="ro23">
          <table:table-cell office:value-type="string" calcext:value-type="string">
            <text:p>MinecraftForge</text:p>
          </table:table-cell>
          <table:table-cell office:value-type="string" calcext:value-type="string">
            <text:p>c3559b2d</text:p>
          </table:table-cell>
          <table:table-cell office:value-type="string" calcext:value-type="string">
            <text:p>ddcc6a1a</text:p>
          </table:table-cell>
          <table:table-cell office:value-type="string" calcext:value-type="string">
            <text:p>45ec6e08</text:p>
          </table:table-cell>
          <table:table-cell office:value-type="string" calcext:value-type="string">
            <text:p>c7c2997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telliMerge reports no conflicts and RefMerge do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factoring Conflict FP (x3)</text:p>
            <text:p>TP (x5)</text:p>
            <text:p>Ordering Conflict FP (x2)</text:p>
            <text:p>Formatting Conflict FP (x2)</text:p>
          </table:table-cell>
          <table:table-cell office:value-type="string" calcext:value-type="string">
            <text:p>- 1 refactoring conflict involving imports</text:p>
            <text:p>And extract superclass</text:p>
            <text:p>- 2 conflicts involving rename method</text:p>
            <text:p>- 2 formatting conflict with duplicate</text:p>
            <text:p>Code with different spacing</text:p>
            <text:p>- 2 ordering conflicts, 1 in imports</text:p>
            <text:p>1 in methods</text:p>
          </table:table-cell>
          <table:table-cell office:value-type="string" calcext:value-type="string">
            <text:p>Unsupported Refactoring FP (x1)</text:p>
            <text:p>Fails to Invert FP (x2)</text:p>
            <text:p>TP (x5)</text:p>
            <text:p>Ordering Conflict FP (x2)</text:p>
            <text:p>Formatting Conflict FP (x2)</text:p>
          </table:table-cell>
          <table:table-cell office:value-type="string" calcext:value-type="string">
            <text:p>- Does not support extract superclass</text:p>
            <text:p>- Fails to invert 2 rename method </text:p>
            <text:p>Refactorings</text:p>
            <text:p>- results in same merge as git</text:p>
          </table:table-cell>
          <table:table-cell office:value-type="string" calcext:value-type="string">
            <text:p>Deletes Conflict Block FN (x12)</text:p>
          </table:table-cell>
          <table:table-cell office:value-type="string" calcext:value-type="string">
            <text:p>- Deletes all files containing conflict blocks</text:p>
          </table:table-cell>
          <table:table-cell office:value-type="string" calcext:value-type="string">
            <text:p>- RefMerge: <text:span text:style-name="T2">Results in the same merge as git. Failed to invert several refactorings. There's 2 possible</text:span></text:p>
            <text:p><text:span text:style-name="T2">Reasons for this. (1) it couldn’t build the project properly. This might be resolved by loading this scenario</text:span></text:p>
            <text:p><text:span text:style-name="T2">Specifically before running RefMerge. It could also be a bug in finding the correct modules with the file</text:span></text:p>
            <text:p><text:span text:style-name="T2">Structure. Also does not support extract superclass which causes 1 conflict. </text:span></text:p>
            <text:p><text:span text:style-name="T3">- IntelliMerge: </text:span><text:span text:style-name="T2">Deletes every file except for 1. Deletes all files with conflict blocks. There are 473 refactorings</text:span></text:p>
            <text:p><text:span text:style-name="T2">Detected by RefactoringMiner in this scenario, 239 of which are class related refactorings. </text:span></text:p>
          </table:table-cell>
          <table:table-cell table:number-columns-repeated="994"/>
        </table:table-row>
        <table:table-row table:style-name="ro24">
          <table:table-cell office:value-type="string" calcext:value-type="string">
            <text:p>MinecraftForge</text:p>
          </table:table-cell>
          <table:table-cell office:value-type="string" calcext:value-type="string">
            <text:p>038fa17a</text:p>
          </table:table-cell>
          <table:table-cell office:value-type="string" calcext:value-type="string">
            <text:p>58a4095f5</text:p>
          </table:table-cell>
          <table:table-cell office:value-type="string" calcext:value-type="string">
            <text:p>6fd3c12a</text:p>
          </table:table-cell>
          <table:table-cell office:value-type="string" calcext:value-type="string">
            <text:p>40270c8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fMerge reports less conflict blocks than IntelliMerge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rfactoring Conflict FP (x4)</text:p>
            <text:p>True Positive + Refactoring Conflict TP (x3)</text:p>
            <text:p>TP (x14)</text:p>
          </table:table-cell>
          <table:table-cell office:value-type="string" calcext:value-type="string">
            <text:p>- 1 refactoring conflict caused by </text:p>
            <text:p>Rename method + remove param</text:p>
            <text:p>- 3 caused by rename method</text:p>
            <text:p>- 3 true conflicts made more </text:p>
            <text:p>Complicated by rename method</text:p>
          </table:table-cell>
          <table:table-cell office:value-type="string" calcext:value-type="string">
            <text:p>Unsupported Conflict FP (x1)</text:p>
            <text:p>RefMiner Misses Ref FP (x1)</text:p>
            <text:p>Resolved Refactoring Conflict TN (x2)</text:p>
            <text:p>TP + resolved Ref Conflict TP (x3)</text:p>
            <text:p>TP (x14)</text:p>
            <text:p/>
          </table:table-cell>
          <table:table-cell office:value-type="string" calcext:value-type="string">
            <text:p>- Does not support remove param</text:p>
            <text:p>- RefMiner misses rename method</text:p>
            <text:p>- Resolves 2 conflicts involving </text:p>
            <text:p>Rename method</text:p>
            <text:p>- Removes 3 rename method</text:p>
            <text:p>Refs from TP conflicts, simplifying</text:p>
            <text:p>them</text:p>
          </table:table-cell>
          <table:table-cell office:value-type="string" calcext:value-type="string">
            <text:p>Misses Refactoring FP (x1)</text:p>
            <text:p>Matching Conflict FP (x15)</text:p>
            <text:p>TP (x14)</text:p>
            <text:p>Resolved Conf TN (x3)</text:p>
            <text:p>TP + Resolved Ref Conflict TP (x3)</text:p>
          </table:table-cell>
          <table:table-cell office:value-type="string" calcext:value-type="string">
            <text:p>- Misses the remove parameter + rename </text:p>
            <text:p>Method refactorings</text:p>
            <text:p>- Resolves 3 rename method related</text:p>
            <text:p>Conflicts</text:p>
            <text:p>- Removes 3 rename method refactorings</text:p>
            <text:p>From conflicts</text:p>
            <text:p>- Reports several comment/annotation</text:p>
            <text:p>Conflicts</text:p>
          </table:table-cell>
          <table:table-cell office:value-type="string" calcext:value-type="string">
            <text:p>- RefMerge: <text:span text:style-name="T2">Does not support Remove Parameter, resulting in 1 unnecessary conflict. </text:span></text:p>
            <text:p><text:span text:style-name="T2">RefactoringMiner misses 1 rename method, RefMiner 2.3 detects it.</text:span></text:p>
            <text:p><text:span text:style-name="T2">Resolves 2 conflicts related to rename method</text:span></text:p>
            <text:p><text:span text:style-name="T2">Removes 3 refactorings from true conflicts, reducing the size of the conflicts</text:span></text:p>
            <text:p><text:span text:style-name="T3">- IntelliMerge: </text:span><text:span text:style-name="T2">Resolves 3 rename method conflicts and removes refactorings from 3</text:span></text:p>
            <text:p><text:span text:style-name="T2">True conflicts, resulting in a smaller region. Misses the remove parameter + rename method conflict,</text:span></text:p>
            <text:p><text:span text:style-name="T2">Possibly due to too many changes for similarity score. Reports 15 more matching conflicts across a few</text:span></text:p>
            <text:p><text:span text:style-name="T2">Files</text:span></text:p>
          </table:table-cell>
          <table:table-cell table:number-columns-repeated="994"/>
        </table:table-row>
        <table:table-row table:style-name="ro25">
          <table:table-cell office:value-type="string" calcext:value-type="string">
            <text:p>cometd</text:p>
          </table:table-cell>
          <table:table-cell table:style-name="ce16" office:value-type="string" calcext:value-type="string">
            <text:p>378ff363</text:p>
          </table:table-cell>
          <table:table-cell office:value-type="string" calcext:value-type="string">
            <text:p>f1094ef9</text:p>
          </table:table-cell>
          <table:table-cell office:value-type="string" calcext:value-type="string">
            <text:p>8de177b6</text:p>
          </table:table-cell>
          <table:table-cell office:value-type="string" calcext:value-type="string">
            <text:p>2fc8ce9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ntelliMerge reports less conflict blocks than RefMerg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actoring Conflict FP (x4)</text:p>
            <text:p>Formatting Conflict FP (x6)</text:p>
            <text:p>Ordering Conflict FP (x5)</text:p>
            <text:p>TP (x28)</text:p>
          </table:table-cell>
          <table:table-cell office:value-type="string" calcext:value-type="string">
            <text:p>- 1 Refactoring Conflict caused by </text:p>
            <text:p>Inline + Move Method</text:p>
            <text:p>- 1 caused by Remove Parameter</text:p>
            <text:p>- 1 caused by Extract Class</text:p>
            <text:p>-1 caused by Move Method</text:p>
          </table:table-cell>
          <table:table-cell office:value-type="string" calcext:value-type="string">
            <text:p>Unsupported Refactoring FP (x3)</text:p>
            <text:p>Fails to invert FP (x1)</text:p>
            <text:p>Formatting Conflict FP (x6)</text:p>
            <text:p>Ordering Conflict FP (x5)</text:p>
            <text:p>TP (x28)</text:p>
          </table:table-cell>
          <table:table-cell office:value-type="string" calcext:value-type="string">
            <text:p>- Does not support Inline + Move Method,</text:p>
            <text:p>Remove Parameter, or Extract Class</text:p>
            <text:p>- Failed to invert Move Method</text:p>
          </table:table-cell>
          <table:table-cell office:value-type="string" calcext:value-type="string">
            <text:p>Resolved Formatting Conflict TN (x5)</text:p>
            <text:p>Resolved Ordering Conflict TN (x5)</text:p>
            <text:p>Resolves Refactoring Conflict TN (x1)</text:p>
            <text:p>TP (x22)</text:p>
            <text:p>Matching Conflict FP (x7)</text:p>
            <text:p>Formatting Conflict FP (x1)</text:p>
            <text:p>Unsupported Refactoring FP (x1)</text:p>
            <text:p>Misses Refactoring FP (x1)</text:p>
            <text:p>Deletes Conflict Block FN (x2)</text:p>
            <text:p>Matching Conflict FN (x5)</text:p>
          </table:table-cell>
          <table:table-cell office:value-type="string" calcext:value-type="string">
            <text:p>- Resolves 5 ordering and formatting conflicts</text:p>
            <text:p>Reported by the other tools</text:p>
            <text:p>- Resolves the move method refactoring</text:p>
            <text:p>Conflict. </text:p>
            <text:p>- Does not support inline + move method and</text:p>
            <text:p>Does not change the conflicting region</text:p>
            <text:p>- Misses remove parameter refactoring</text:p>
            <text:p>- deletes 2 conflict blocks reported by the</text:p>
            <text:p>Other tools</text:p>
            <text:p>- accepts the changes made by one branch</text:p>
            <text:p>In a necessary conflict</text:p>
          </table:table-cell>
          <table:table-cell office:value-type="string" calcext:value-type="string">
            <text:p>- RefMerge: <text:span text:style-name="T2">Fails to invert the move method refactoring. Multiple methods are moved from the outer</text:span></text:p>
            <text:p><text:span text:style-name="T2">Class to the inner class. RefMerge doesn’t support this currently. There are no other conflicts in this scenario</text:span></text:p>
            <text:p><text:span text:style-name="T2">RefMerge should change. </text:span></text:p>
            <text:p><text:span text:style-name="T3">- IntelliMerge:</text:span><text:span text:style-name="T2"> IntelliMerge resolved 5 formatting and ordering conflicts due to the graph-based matching</text:span></text:p>
            <text:p><text:span text:style-name="T2">Approach. It also resolved the move method conflict. It does not support Inline + move method as far</text:span></text:p>
            <text:p><text:span text:style-name="T2">As I’m aware but it’s also resolved other refactoring conflicts that it doesn’t support (as far as I’m aware),</text:span></text:p>
            <text:p><text:span text:style-name="T2">I think due to the graph-based matching. It did miss the remove parameter refactoring, there were multiple</text:span></text:p>
            <text:p><text:span text:style-name="T2">Changes to the method so makes sense that it would miss it. There were multiple conflicts where it </text:span></text:p>
            <text:p><text:span text:style-name="T2">Either deleted the conflict block or accepted one side of the conflict, after investigating the changes</text:span></text:p>
            <text:p><text:span text:style-name="T2">In the commits and comparing with the base, I think these should have been a true conflict but having another</text:span></text:p>
            <text:p><text:span text:style-name="T2">Set of eyes look at it wouldn’t hurt. </text:span></text:p>
          </table:table-cell>
          <table:table-cell table:number-columns-repeated="994"/>
        </table:table-row>
        <table:table-row table:style-name="ro14">
          <table:table-cell office:value-type="string" calcext:value-type="string">
            <text:p>cometd</text:p>
          </table:table-cell>
          <table:table-cell table:style-name="ce13" office:value-type="string" calcext:value-type="string">
            <text:p>7af4a9fe</text:p>
          </table:table-cell>
          <table:table-cell office:value-type="string" calcext:value-type="string">
            <text:p>6c70fa91f</text:p>
          </table:table-cell>
          <table:table-cell office:value-type="string" calcext:value-type="string">
            <text:p>640f76af</text:p>
          </table:table-cell>
          <table:table-cell office:value-type="string" calcext:value-type="string">
            <text:p>c463e6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lliMerge reports no conflicts and RefMerge do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atting Conflict FP (x1)</text:p>
            <text:p>TP (x2)</text:p>
          </table:table-cell>
          <table:table-cell office:value-type="string" calcext:value-type="string">
            <text:p>- one confict caused by different formatting</text:p>
            <text:p>- 2 caused by non-refactoring changes </text:p>
            <text:p>(1 comment level, 1 statement level)</text:p>
          </table:table-cell>
          <table:table-cell office:value-type="string" calcext:value-type="string">
            <text:p>Formatting Conflict FP (x1)</text:p>
            <text:p>TP (x2)</text:p>
          </table:table-cell>
          <table:table-cell office:value-type="string" calcext:value-type="string">
            <text:p>- Same as Git</text:p>
          </table:table-cell>
          <table:table-cell office:value-type="string" calcext:value-type="string">
            <text:p>Resolves Formatting Conflict TN (x1)</text:p>
            <text:p>Mattching Error FN (x1)</text:p>
            <text:p>Syntax Error FN (x1)</text:p>
          </table:table-cell>
          <table:table-cell office:value-type="string" calcext:value-type="string">
            <text:p>- Puts a method declaration twice, resulting</text:p>
            <text:p>In a syntax error. </text:p>
            <text:p>- Accepts one side of a conflict block when</text:p>
            <text:p>It requires manual intervention</text:p>
          </table:table-cell>
          <table:table-cell office:value-type="string" calcext:value-type="string">
            <text:p>- RefMerge: <text:span text:style-name="T2">There are no refactoring-related conflicts in this scenario. A true conflict occurs in a method</text:span></text:p>
            <text:p><text:span text:style-name="T2">That is refactored, but there is no way to simplify it further.</text:span></text:p>
            <text:p><text:span text:style-name="T3">- IntelliMerge: </text:span><text:span text:style-name="T2">Duplicates a method declaration under the conflicting comments. Also accepts one side</text:span></text:p>
            <text:p><text:span text:style-name="T2">When it requires manual intervention. Does this again for the conflict in the refactored region</text:span></text:p>
          </table:table-cell>
          <table:table-cell table:number-columns-repeated="994"/>
        </table:table-row>
        <table:table-row table:style-name="ro26">
          <table:table-cell office:value-type="string" calcext:value-type="string">
            <text:p>cometd</text:p>
          </table:table-cell>
          <table:table-cell table:style-name="ce13" office:value-type="string" calcext:value-type="string">
            <text:p>837f2dc4</text:p>
          </table:table-cell>
          <table:table-cell office:value-type="string" calcext:value-type="string">
            <text:p>8e453c63</text:p>
          </table:table-cell>
          <table:table-cell office:value-type="string" calcext:value-type="string">
            <text:p>8a7f1145</text:p>
          </table:table-cell>
          <table:table-cell office:value-type="string" calcext:value-type="string">
            <text:p>acd1737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fMerge reports less conflict blocks than IntelliMerg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ing Conflict FP (x2)</text:p>
            <text:p>Refactoring Conflict FP (x3)</text:p>
            <text:p>Ref Conf + TP (x1)</text:p>
            <text:p>TP (x2)</text:p>
          </table:table-cell>
          <table:table-cell office:value-type="string" calcext:value-type="string">
            <text:p>- 3 conflicts involving pull up method,</text:p>
            <text:p>Move method, and move attrb</text:p>
            <text:p>- 1 necessary conflict complicated by</text:p>
            <text:p>Several refactorings</text:p>
          </table:table-cell>
          <table:table-cell office:value-type="string" calcext:value-type="string">
            <text:p>Resolved Refactoring Conflict TN (x3)</text:p>
            <text:p>TP (x2)</text:p>
            <text:p>Resolved RC in TP, TP (x1)</text:p>
            <text:p>Ordering Conflict FP (x2)</text:p>
          </table:table-cell>
          <table:table-cell office:value-type="string" calcext:value-type="string">
            <text:p>- Resolves 3 refactoring conflicts involving</text:p>
            <text:p>Move method, pull up method, and move </text:p>
            <text:p>Attrb</text:p>
            <text:p>- Removes multiple push up methods</text:p>
            <text:p>And a move class from a conflict,</text:p>
            <text:p>Making it much smaller</text:p>
          </table:table-cell>
          <table:table-cell office:value-type="string" calcext:value-type="string">
            <text:p>Ordering Conflict FP (x2)</text:p>
            <text:p>Matching Conflict FP (x20)</text:p>
            <text:p>TP (x1)</text:p>
            <text:p>Resolved Refactoring Conflict TN (x3)</text:p>
            <text:p>Matching Error FN (x1)</text:p>
            <text:p>Deletes Conflict Block FN (x1)</text:p>
          </table:table-cell>
          <table:table-cell office:value-type="string" calcext:value-type="string">
            <text:p>- Resolves 3 refactoring conflicts</text:p>
            <text:p>- Introduces 20 comment/annotation-related</text:p>
            <text:p>Conflicts</text:p>
            <text:p>-Accepts 1 side of conflict that requires</text:p>
            <text:p>Manual intervention</text:p>
            <text:p>- Deletes conflict block with move class involved</text:p>
          </table:table-cell>
          <table:table-cell office:value-type="string" calcext:value-type="string">
            <text:p>- RefMerge: <text:span text:style-name="T2">makes a conflict over 100 LOC smaller by inverting several pull up methods and a move class.</text:span></text:p>
            <text:p><text:span text:style-name="T2">Resolves 3 refactoring-related conflicts in another file.</text:span></text:p>
            <text:p><text:span text:style-name="T3">- IntelliMerge: </text:span><text:span text:style-name="T2">Resolves 3 conflicts in a file but deletes the necessary conflict with multiple involved</text:span></text:p>
            <text:p><text:span text:style-name="T2">Refactorings. The conflict block involved a move class refactoring, which may be part of why it got deleted.</text:span></text:p>
            <text:p><text:span text:style-name="T2">Also accepts one side of a conflict when it requires manual intervention.</text:span></text:p>
          </table:table-cell>
          <table:table-cell table:number-columns-repeated="994"/>
        </table:table-row>
        <table:table-row table:style-name="ro27">
          <table:table-cell office:value-type="string" calcext:value-type="string">
            <text:p>ProjectE</text:p>
          </table:table-cell>
          <table:table-cell table:style-name="ce13" office:value-type="string" calcext:value-type="string">
            <text:p>285f6252</text:p>
          </table:table-cell>
          <table:table-cell office:value-type="string" calcext:value-type="string">
            <text:p>6714d794</text:p>
          </table:table-cell>
          <table:table-cell office:value-type="string" calcext:value-type="string">
            <text:p>07aa1678</text:p>
          </table:table-cell>
          <table:table-cell office:value-type="string" calcext:value-type="string">
            <text:p>ec29279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fMerge reports less conflicting LOC than IntelliMerg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 (x13)</text:p>
            <text:p>Ordering Conflict FP (x7)</text:p>
            <text:p>Refactoring Conflict FP (x5)</text:p>
            <text:p>Ref Conf + TP (x1)</text:p>
          </table:table-cell>
          <table:table-cell office:value-type="string" calcext:value-type="string">
            <text:p>- 1 refactoring conflict involving </text:p>
            <text:p>Rename method and add parameter</text:p>
            <text:p>- 2 involving extract method</text:p>
            <text:p>- 1 involving inline method</text:p>
            <text:p>- 1 TP involving rename method</text:p>
          </table:table-cell>
          <table:table-cell office:value-type="string" calcext:value-type="string">
            <text:p>TP (x13)</text:p>
            <text:p>Unsupported Refactoring FP (x1)</text:p>
            <text:p>Ordering Conflict FP (x7)</text:p>
            <text:p>Resolved Refactoring Confict TN (x4)</text:p>
            <text:p>Resolved RC in TP, TP (x1)</text:p>
            <text:p>Introduced Formatting Conflict FP (x4)</text:p>
          </table:table-cell>
          <table:table-cell office:value-type="string" calcext:value-type="string">
            <text:p>- resolves refactoring conflict</text:p>
            <text:p>By inverting rename method</text:p>
            <text:p>- resolves both EM and IM conflicts</text:p>
            <text:p>- removes rename method from TP,</text:p>
            <text:p>Making it smaller</text:p>
          </table:table-cell>
          <table:table-cell office:value-type="string" calcext:value-type="string">
            <text:p>TP (x13)</text:p>
            <text:p>Resolved RC in TP, TP (x1)</text:p>
            <text:p>Resolves Refactoring TN (x3)</text:p>
            <text:p>Resolved Ordering Conflict TN (x5)</text:p>
            <text:p>Matching Conflict FP (x11)</text:p>
            <text:p>Missed Refactoring FP (x2)</text:p>
            <text:p>Ordering Conflict FP (x2)</text:p>
            <text:p>Matching Error FN (x1)</text:p>
          </table:table-cell>
          <table:table-cell office:value-type="string" calcext:value-type="string">
            <text:p>- resolved rename method + add parameter</text:p>
            <text:p>Conflict</text:p>
            <text:p>- simplified TP with rename method involved</text:p>
            <text:p>- Resolved Change Return Type conflict</text:p>
            <text:p>- Resolved Inline Method Conflict</text:p>
            <text:p>- Missed 2 extract method conflicts</text:p>
            <text:p>- introduced 11 comment/import conflicts</text:p>
            <text:p>- resolved 5 ordering conflicts</text:p>
            <text:p>- Accepted one side of a conflict block</text:p>
            <text:p>When it required manual intervention</text:p>
          </table:table-cell>
          <table:table-cell office:value-type="string" calcext:value-type="string">
            <text:p>- RefMerge: <text:span text:style-name="T2">Although it doesn't support add parameter, inverting rename method resolved the conflict</text:span></text:p>
            <text:p><text:span text:style-name="T2">(add param was only change on one branch, rename method only change on other). Inverts both EM and IM.</text:span></text:p>
            <text:p><text:span text:style-name="T2">Reduces the size of TP by inverting and replaying rename method. It introduced 4 formatting conflicts</text:span></text:p>
            <text:p><text:span text:style-name="T2">From inverting refactorings. Fails to handle conflict caused by Change Return Type</text:span></text:p>
            <text:p><text:span text:style-name="T3">- IntelliMerge:</text:span><text:span text:style-name="T2"> Resolved change return type, rename method + add parameter, and inline method conflicts.</text:span></text:p>
            <text:p><text:span text:style-name="T2">It missed a necessary conflict by matching one side of the conflict block. I think this is an error matching</text:span></text:p>
            <text:p><text:span text:style-name="T2">Or with merging. It missed 2 extract method refactorings, resulting in the same conflicts as Git. </text:span></text:p>
          </table:table-cell>
          <table:table-cell table:number-columns-repeated="994"/>
        </table:table-row>
        <table:table-row table:style-name="ro28">
          <table:table-cell office:value-type="string" calcext:value-type="string">
            <text:p>ProjectE</text:p>
          </table:table-cell>
          <table:table-cell table:style-name="ce13" office:value-type="string" calcext:value-type="string">
            <text:p>12b0545e</text:p>
          </table:table-cell>
          <table:table-cell office:value-type="string" calcext:value-type="string">
            <text:p>aaff57d6</text:p>
          </table:table-cell>
          <table:table-cell office:value-type="string" calcext:value-type="string">
            <text:p>9467ca56</text:p>
          </table:table-cell>
          <table:table-cell office:value-type="string" calcext:value-type="string">
            <text:p>88dfcc2b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lliMerge reports less conflict blocks than RefMerg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P (x19)</text:p>
            <text:p>Ordering Conflict FP (x8)</text:p>
            <text:p>Refactoring Conflict FP (x6)</text:p>
            <text:p>Refactoring Conflict FN (x5)</text:p>
          </table:table-cell>
          <table:table-cell office:value-type="string" calcext:value-type="string">
            <text:p>- 4 refactoring conflicts involving </text:p>
            <text:p>Add parameter</text:p>
            <text:p>- Misses 2 conflicts because of rename</text:p>
            <text:p>Class. 1 branch renames it, the other</text:p>
            <text:p>Makes changes to it</text:p>
            <text:p>- A rename class refactoring </text:p>
            <text:p>Causes git to fail to result in the correct</text:p>
            <text:p>Merge</text:p>
          </table:table-cell>
          <table:table-cell office:value-type="string" calcext:value-type="string">
            <text:p>TP (x19)</text:p>
            <text:p>Resolved Refactoring Conflict TP (x1) </text:p>
            <text:p>Unsupported Refactoring FP (x4)</text:p>
            <text:p>Ordering Conflict FP (x8)</text:p>
            <text:p>Resolved Refactoring Conflict TN (x2)</text:p>
            <text:p/>
          </table:table-cell>
          <table:table-cell office:value-type="string" calcext:value-type="string">
            <text:p>- Reports 1 conflicts Git doesn't, </text:p>
            <text:p>After inverting rename class, it </text:p>
            <text:p>Detects necessary conflicts</text:p>
            <text:p>- Resolves an additional conflict</text:p>
            <text:p>Involving Rename Class</text:p>
            <text:p>- Does not support add parameter,</text:p>
            <text:p>Resulting in 4 refactoring conflicts</text:p>
          </table:table-cell>
          <table:table-cell office:value-type="string" calcext:value-type="string">
            <text:p>TP (x19)</text:p>
            <text:p>Missed Refactoring FP (x3)</text:p>
            <text:p>Resolves Refactoring Conflict TN (x3)</text:p>
            <text:p>Matching Conflict FP (x8)</text:p>
            <text:p>Misses Refactoring FN (x1)</text:p>
            <text:p>Resolved Ordering Conflict TN (x8)</text:p>
          </table:table-cell>
          <table:table-cell office:value-type="string" calcext:value-type="string">
            <text:p>- Misses a true conflict because it does not</text:p>
            <text:p>Catch the rename class refactoring</text:p>
            <text:p>- resolves 2 rename class and 1 add parameter</text:p>
            <text:p>Conflict</text:p>
            <text:p>- introduces 8 annotation/comment-related</text:p>
            <text:p>Matching conflicts</text:p>
            <text:p>- Resolves 8 ordering conflicts reported by</text:p>
            <text:p>Git and RefMerge</text:p>
          </table:table-cell>
          <table:table-cell office:value-type="string" calcext:value-type="string">
            <text:p>- RefMerge: <text:span text:style-name="T2">inverts a rename class refactoring that was performed on one branch. The other branch makes</text:span></text:p>
            <text:p><text:span text:style-name="T2">Some changes to the class that conflict, but Git misses it and results in wrong merge in several spots. After inverting the refactoring, RefMerge </text:span></text:p>
            <text:p><text:span text:style-name="T2">Detects the conflicts. RefMerge resolves an additional conflict caused by rename class. It misses </text:span></text:p>
            <text:p><text:span text:style-name="T2">4 conflicts because it does not support add parameter.</text:span></text:p>
            <text:p><text:span text:style-name="T3">- IntelliMerge: </text:span><text:span text:style-name="T2">Resolves 3 refactoring conflicts, 2 class related and 1 add parameter related.</text:span></text:p>
            <text:p><text:span text:style-name="T2">Misses 3 other conflicts that are related to add parameter. </text:span></text:p>
          </table:table-cell>
          <table:table-cell table:number-columns-repeated="994"/>
        </table:table-row>
        <table:table-row table:style-name="ro29">
          <table:table-cell office:value-type="string" calcext:value-type="string">
            <text:p>deeplearning4j</text:p>
          </table:table-cell>
          <table:table-cell office:value-type="string" calcext:value-type="string">
            <text:p>8d1ff15f</text:p>
          </table:table-cell>
          <table:table-cell office:value-type="string" calcext:value-type="string">
            <text:p>8f5ca844</text:p>
          </table:table-cell>
          <table:table-cell office:value-type="string" calcext:value-type="string">
            <text:p>fdb2d344</text:p>
          </table:table-cell>
          <table:table-cell office:value-type="string" calcext:value-type="string">
            <text:p>62c6f0f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telliMerge reports less conflict blocks than RefMerg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 (x4)</text:p>
            <text:p>Ordering Conflict FP (x3)</text:p>
            <text:p>Refactoring Conflict FP (x5)</text:p>
          </table:table-cell>
          <table:table-cell office:value-type="string" calcext:value-type="string">
            <text:p>- 4 conflicts involving extract method</text:p>
          </table:table-cell>
          <table:table-cell office:value-type="string" calcext:value-type="string">
            <text:p>TP (x4)</text:p>
            <text:p>IntelliJ Optimization (x4)</text:p>
            <text:p>Resolved Refactoring Conflict TN (x1)</text:p>
            <text:p>Ordering Conflict FP (x3)</text:p>
          </table:table-cell>
          <table:table-cell office:value-type="string" calcext:value-type="string">
            <text:p>- 4 extract method refs lead to </text:p>
            <text:p>Intellij optimization</text:p>
            <text:p>- Resolves 1 extract method ref</text:p>
          </table:table-cell>
          <table:table-cell office:value-type="string" calcext:value-type="string">
            <text:p>Resolves Ordering Conflict TN (x3)</text:p>
            <text:p>Resolves Refactoring Conflict TN (x4)</text:p>
            <text:p>TP (x4)</text:p>
            <text:p>Ordering conflict FP (x1)</text:p>
            <text:p>Matching Conflict FP (x2)</text:p>
          </table:table-cell>
          <table:table-cell office:value-type="string" calcext:value-type="string">
            <text:p>- Resolves all 4 extract method conflicts</text:p>
          </table:table-cell>
          <table:table-cell office:value-type="string" calcext:value-type="string">
            <text:p>- RefMerge: <text:span text:style-name="T2">resolves 1 extract method conflict but results in larger conflicts due to intellij optimizations in</text:span></text:p>
            <text:p><text:span text:style-name="T2">The other 4 references. This is caused by the naming convention (int1, int2, int3 instead of int)</text:span></text:p>
            <text:p><text:span text:style-name="T3">- IntelliMerge: </text:span><text:span text:style-name="T2">resolves all 4 extract method conflicts an resolves 2 ordering conflicts. Only introduces</text:span></text:p>
            <text:p><text:span text:style-name="T2">2 comment-related matching conflcits</text:span></text:p>
          </table:table-cell>
          <table:table-cell table:number-columns-repeated="994"/>
        </table:table-row>
        <table:table-row table:style-name="ro30">
          <table:table-cell office:value-type="string" calcext:value-type="string">
            <text:p>deeplearning4j</text:p>
          </table:table-cell>
          <table:table-cell office:value-type="string" calcext:value-type="string">
            <text:p>6c2853248</text:p>
          </table:table-cell>
          <table:table-cell office:value-type="string" calcext:value-type="string">
            <text:p>33dd2cb28</text:p>
          </table:table-cell>
          <table:table-cell office:value-type="string" calcext:value-type="string">
            <text:p>a9a4bf2f23</text:p>
          </table:table-cell>
          <table:table-cell office:value-type="string" calcext:value-type="string">
            <text:p>707cb6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elliMerge reports no conflicts and RefMerge do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 (x1)</text:p>
            <text:p>Formatting Conflict FP (x1)</text:p>
          </table:table-cell>
          <table:table-cell office:value-type="string" calcext:value-type="string">
            <text:p>- reports 1 conflict involving comment</text:p>
            <text:p>Where it was changed in one branch</text:p>
            <text:p>And deleted in another</text:p>
          </table:table-cell>
          <table:table-cell office:value-type="string" calcext:value-type="string">
            <text:p>TP (x1)</text:p>
            <text:p>Formatting Conflict FP (x1)</text:p>
          </table:table-cell>
          <table:table-cell office:value-type="string" calcext:value-type="string">
            <text:p>- Same as Git</text:p>
          </table:table-cell>
          <table:table-cell office:value-type="string" calcext:value-type="string">
            <text:p>Resolved Formatting Conflict TN (x1)</text:p>
            <text:p>Deletes Conflict Block FN (x1)</text:p>
          </table:table-cell>
          <table:table-cell office:value-type="string" calcext:value-type="string">
            <text:p>- Deletes comment block where method was</text:p>
            <text:p>Moved to. </text:p>
            <text:p>- Resolves formatting conflict</text:p>
          </table:table-cell>
          <table:table-cell office:value-type="string" calcext:value-type="string">
            <text:p>- RefMerge: <text:span text:style-name="T2">there are no refactoring conflicts RefMerge can resolve here. The refactoring-related conflict</text:span></text:p>
            <text:p><text:span text:style-name="T2">Is a conflict in comments that is a true positive</text:span></text:p>
            <text:p><text:span text:style-name="T3">- IntelliMerge: </text:span><text:span text:style-name="T2">successfully resolves a formatting conflict due to graph-based approach. Mismatches</text:span></text:p>
            <text:p><text:span text:style-name="T2">The other conflict block and deletes the comment.</text:span></text:p>
          </table:table-cell>
          <table:table-cell table:number-columns-repeated="994"/>
        </table:table-row>
        <table:table-row table:style-name="ro31">
          <table:table-cell office:value-type="string" calcext:value-type="string">
            <text:p>storm</text:p>
          </table:table-cell>
          <table:table-cell office:value-type="string" calcext:value-type="string">
            <text:p>7c1aff5c</text:p>
          </table:table-cell>
          <table:table-cell office:value-type="string" calcext:value-type="string">
            <text:p>f357d84f</text:p>
          </table:table-cell>
          <table:table-cell office:value-type="string" calcext:value-type="string">
            <text:p>f14e0b21</text:p>
          </table:table-cell>
          <table:table-cell table:style-name="ce18" office:value-type="string" calcext:value-type="string">
            <text:p>67178e0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lliMerge reports less conflicting LOC than RefMer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2)</text:p>
            <text:p>Refactoring Conflict FP (x1)</text:p>
          </table:table-cell>
          <table:table-cell office:value-type="string" calcext:value-type="string">
            <text:p>- Conflict caused by rename attrb</text:p>
          </table:table-cell>
          <table:table-cell office:value-type="string" calcext:value-type="string">
            <text:p>TP (x2)</text:p>
            <text:p>Introduced Formatting Conflict FP (x1)</text:p>
          </table:table-cell>
          <table:table-cell office:value-type="string" calcext:value-type="string">
            <text:p>- introduced formatting conflict </text:p>
            <text:p>Where rename attrb conflict is</text:p>
          </table:table-cell>
          <table:table-cell office:value-type="string" calcext:value-type="string">
            <text:p>Resolved Refactoring Conflict TN (x1)</text:p>
            <text:p>TP (x2)</text:p>
            <text:p>Matching Conflict (x5)</text:p>
          </table:table-cell>
          <table:table-cell office:value-type="string" calcext:value-type="string">
            <text:p>- Resolved rename attrb conflict</text:p>
          </table:table-cell>
          <table:table-cell office:value-type="string" calcext:value-type="string">
            <text:p>- RefMerge: <text:span text:style-name="T2">Introduced formatting conflict in refactoring-related conflict, making it 2 LOC larger</text:span></text:p>
            <text:p><text:span text:style-name="T3">- IntelliMerge: </text:span><text:span text:style-name="T2">Resolved the conflict but introduced 5 matching conflicts in comment level</text:span></text:p>
          </table:table-cell>
          <table:table-cell table:number-columns-repeated="994"/>
        </table:table-row>
        <table:table-row table:style-name="ro32">
          <table:table-cell office:value-type="string" calcext:value-type="string">
            <text:p>storm</text:p>
          </table:table-cell>
          <table:table-cell table:style-name="ce13" office:value-type="string" calcext:value-type="string">
            <text:p>5b26e96</text:p>
          </table:table-cell>
          <table:table-cell office:value-type="string" calcext:value-type="string">
            <text:p>b272f35b</text:p>
          </table:table-cell>
          <table:table-cell office:value-type="string" calcext:value-type="string">
            <text:p>c092cc5c</text:p>
          </table:table-cell>
          <table:table-cell office:value-type="string" calcext:value-type="string">
            <text:p>65e9f0c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th RefMerge and IntelliMerge report less conflicts than Gi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3)</text:p>
            <text:p>Refactoring Conflict FP (x1)</text:p>
          </table:table-cell>
          <table:table-cell office:value-type="string" calcext:value-type="string">
            <text:p>- Rename Class related conflict</text:p>
          </table:table-cell>
          <table:table-cell office:value-type="string" calcext:value-type="string">
            <text:p>TP (x3)</text:p>
            <text:p>Resolves Refactoring Conflict TN (x1)</text:p>
          </table:table-cell>
          <table:table-cell office:value-type="string" calcext:value-type="string">
            <text:p>- Resolves Rename Class related</text:p>
            <text:p>Conflict</text:p>
          </table:table-cell>
          <table:table-cell office:value-type="string" calcext:value-type="string">
            <text:p>TP (x3)</text:p>
            <text:p>Resolves Refactoring Conflict TN (x1)</text:p>
          </table:table-cell>
          <table:table-cell office:value-type="string" calcext:value-type="string">
            <text:p>- Resolves Rename Class related</text:p>
            <text:p>Conflict</text:p>
          </table:table-cell>
          <table:table-cell office:value-type="string" calcext:value-type="string">
            <text:p>- RefMerge:<text:span text:style-name="T2"> Resolves rename class refactoring conflict, cannot resolve the other 3 conflicts</text:span></text:p>
            <text:p><text:span text:style-name="T3">- IntelliMerge: </text:span><text:span text:style-name="T2">resolves rename class refactoring conflict</text:span></text:p>
          </table:table-cell>
          <table:table-cell table:number-columns-repeated="994"/>
        </table:table-row>
        <table:table-row table:style-name="ro33">
          <table:table-cell office:value-type="string" calcext:value-type="string">
            <text:p>storm</text:p>
          </table:table-cell>
          <table:table-cell table:style-name="ce13" office:value-type="string" calcext:value-type="string">
            <text:p>0a98bee21</text:p>
          </table:table-cell>
          <table:table-cell office:value-type="string" calcext:value-type="string">
            <text:p>c89fb820</text:p>
          </table:table-cell>
          <table:table-cell office:value-type="string" calcext:value-type="string">
            <text:p>6592b820</text:p>
          </table:table-cell>
          <table:table-cell office:value-type="string" calcext:value-type="string">
            <text:p>bfdce7aae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fMerge reports less conflicting files than and IntelliMe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dering Conflict FP (x1) </text:p>
            <text:p>Refactoring Conflict FP (x2)</text:p>
          </table:table-cell>
          <table:table-cell office:value-type="string" calcext:value-type="string">
            <text:p>- 1 Rename Parameter conflict</text:p>
            <text:p>- 1 Extract Method Conflict</text:p>
          </table:table-cell>
          <table:table-cell office:value-type="string" calcext:value-type="string">
            <text:p>Ordering Conflict FP (x1)</text:p>
            <text:p>Resolves Refactoring Conflict TN (x2)</text:p>
          </table:table-cell>
          <table:table-cell office:value-type="string" calcext:value-type="string">
            <text:p>- Resolves EM conflict</text:p>
            <text:p>- Resolves RP conflict</text:p>
          </table:table-cell>
          <table:table-cell office:value-type="string" calcext:value-type="string">
            <text:p>Resolved Ordering Conflict TN (x1)</text:p>
            <text:p>Resolved Refactoring Conflict TN (x1)</text:p>
            <text:p>Misses Refactoring FP (x1)</text:p>
            <text:p>Matching Conflict FP (x9)</text:p>
          </table:table-cell>
          <table:table-cell office:value-type="string" calcext:value-type="string">
            <text:p>- Resolves rename parameter conflict</text:p>
            <text:p>But misses extract method</text:p>
            <text:p>- Resolves ordering conflict</text:p>
            <text:p>- Introduces 9 matching errors in annotations</text:p>
            <text:p>And comments</text:p>
          </table:table-cell>
          <table:table-cell office:value-type="string" calcext:value-type="string">
            <text:p>- RefMerge: <text:span text:style-name="T2">Resolves extract method conflict and resolves rename parameter conflict. Reports 1</text:span></text:p>
            <text:p><text:span text:style-name="T2">Ordering conflict that git reports</text:span></text:p>
            <text:p><text:span text:style-name="T3">- IntelliMerge: </text:span><text:span text:style-name="T2">Resolves rename parameter but misses extract method. Extracted method has a small</text:span></text:p>
            <text:p><text:span text:style-name="T2">Name (getInt) so it could have been mistaken with the similarity score</text:span></text:p>
          </table:table-cell>
          <table:table-cell table:number-columns-repeated="994"/>
        </table:table-row>
        <table:table-row table:style-name="ro26">
          <table:table-cell table:style-name="ce11" office:value-type="string" calcext:value-type="string">
            <text:p>Jackson-core</text:p>
          </table:table-cell>
          <table:table-cell table:style-name="ce13" office:value-type="string" calcext:value-type="string">
            <text:p>c8308ad2</text:p>
          </table:table-cell>
          <table:table-cell office:value-type="string" calcext:value-type="string">
            <text:p>e9d09788</text:p>
          </table:table-cell>
          <table:table-cell office:value-type="string" calcext:value-type="string">
            <text:p>df4f4cb4cf</text:p>
          </table:table-cell>
          <table:table-cell office:value-type="string" calcext:value-type="string">
            <text:p>77effb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telliMerge reports less conflicting LOC than RefMerg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6)</text:p>
            <text:p>TP (x9)</text:p>
          </table:table-cell>
          <table:table-cell office:value-type="string" calcext:value-type="string">
            <text:p>- 5 Rename Attrb conflicts</text:p>
            <text:p>- 1 Remove Attribute Annotation</text:p>
          </table:table-cell>
          <table:table-cell office:value-type="string" calcext:value-type="string">
            <text:p>TP (x9)</text:p>
            <text:p>Unsupported Refactoring FP (x1)</text:p>
            <text:p>Undetected Refactoring FP (x4)</text:p>
            <text:p>Resolved Refactoring Conflict TN (x1)</text:p>
          </table:table-cell>
          <table:table-cell office:value-type="string" calcext:value-type="string">
            <text:p>- Resolved 1 rename attrb conflict</text:p>
            <text:p>- Did not detect other 4</text:p>
            <text:p>- Does not support remove attrb</text:p>
            <text:p>Annotation</text:p>
          </table:table-cell>
          <table:table-cell office:value-type="string" calcext:value-type="string">
            <text:p>TP (x9)</text:p>
            <text:p>Missed Refactoring FP (x1)</text:p>
            <text:p>Resolved Refactoring Conflict TN (x5)</text:p>
            <text:p>Matching Conflict FP (x56)</text:p>
          </table:table-cell>
          <table:table-cell office:value-type="string" calcext:value-type="string">
            <text:p>- Resolves 4 rename attrb conflicts</text:p>
            <text:p>- Misses 1 rename attrb refactoring</text:p>
            <text:p>- Resolves remove attrb annotation</text:p>
            <text:p>- Introduces 55 matching conflicts</text:p>
          </table:table-cell>
          <table:table-cell table:style-name="ce24" office:value-type="string" calcext:value-type="string">
            <text:p>- RefMerge: <text:span text:style-name="T2">Resolved 1 rename attribute conflict but did not detect the other 4. I will open issues for them</text:span></text:p>
            <text:p><text:span text:style-name="T2">On refMiner repo. Last ref conflict RefMerge doesn’t support (Remove Attribute Annotation)</text:span></text:p>
            <text:p><text:span text:style-name="T3">- IntelliMerge:</text:span><text:span text:style-name="T2"> Resolves 5 refactoring conflicts – 4 rename attribute and 1 remove attribute annotation </text:span></text:p>
            <text:p><text:span text:style-name="T2">(by construction). It misses 1 rename attribute refactoring. It also introduces 56 comment/annotation</text:span></text:p>
            <text:p><text:span text:style-name="T2">Level conflicts, so it reports 300 less LOC but 50 more conflicts.</text:span></text:p>
          </table:table-cell>
          <table:table-cell table:number-columns-repeated="994"/>
        </table:table-row>
        <table:table-row table:style-name="ro34">
          <table:table-cell office:value-type="string" calcext:value-type="string">
            <text:p>Jackson-core</text:p>
          </table:table-cell>
          <table:table-cell table:style-name="ce13" office:value-type="string" calcext:value-type="string">
            <text:p>5e3d980f</text:p>
          </table:table-cell>
          <table:table-cell office:value-type="string" calcext:value-type="string">
            <text:p>6a637520</text:p>
          </table:table-cell>
          <table:table-cell office:value-type="string" calcext:value-type="string">
            <text:p>8394dbcc</text:p>
          </table:table-cell>
          <table:table-cell office:value-type="string" calcext:value-type="string">
            <text:p>8fbde6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elliMerge reports less conflicting LOC than RefMer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+ Refactoring Conflict (x1)</text:p>
            <text:p>Refactoring Conflict FP (x1)</text:p>
          </table:table-cell>
          <table:table-cell office:value-type="string" calcext:value-type="string">
            <text:p>- 1 conflict complicated by Rename Method</text:p>
            <text:p>But not resolvable</text:p>
            <text:p>- 1 conflict caused by Pull Up Method</text:p>
          </table:table-cell>
          <table:table-cell office:value-type="string" calcext:value-type="string">
            <text:p>TP + resolved Refactoring Conflict (x1)</text:p>
            <text:p>Failed to Invert Refactoring FP (x1)</text:p>
          </table:table-cell>
          <table:table-cell office:value-type="string" calcext:value-type="string">
            <text:p>- Removed rename method from </text:p>
            <text:p>True positive</text:p>
            <text:p>- fails to invert pull up method</text:p>
          </table:table-cell>
          <table:table-cell office:value-type="string" calcext:value-type="string">
            <text:p>TP + resolved Refactoring Conflict (x1)</text:p>
            <text:p>Resolved Refactoring Conflict TN (x1)</text:p>
            <text:p>Matching Conflict FP (x6)</text:p>
          </table:table-cell>
          <table:table-cell office:value-type="string" calcext:value-type="string">
            <text:p>- Removes rename method from TP</text:p>
            <text:p>- handles pull up method conflict</text:p>
          </table:table-cell>
          <table:table-cell office:value-type="string" calcext:value-type="string">
            <text:p>- RefMerge: <text:span text:style-name="T2">Fails to invert pull up method, leading to same conflict as Git. It does remove rename method</text:span></text:p>
            <text:p><text:span text:style-name="T2">From a conflict, making it smaller by 2 LOC</text:span></text:p>
            <text:p><text:span text:style-name="T3">- IntelliMerge: </text:span><text:span text:style-name="T2">resolves the scenario as much as possible excluding the matching conflicts. Overall</text:span></text:p>
            <text:p><text:span text:style-name="T2">Makes it easier to resolve</text:span></text:p>
          </table:table-cell>
          <table:table-cell table:number-columns-repeated="994"/>
        </table:table-row>
        <table:table-row table:style-name="ro35">
          <table:table-cell office:value-type="string" calcext:value-type="string">
            <text:p>Realm-java</text:p>
          </table:table-cell>
          <table:table-cell table:style-name="ce13" office:value-type="string" calcext:value-type="string">
            <text:p>69b1b303</text:p>
          </table:table-cell>
          <table:table-cell office:value-type="string" calcext:value-type="string">
            <text:p>0ac84bf33</text:p>
          </table:table-cell>
          <table:table-cell office:value-type="string" calcext:value-type="string">
            <text:p>ef9da4be2c</text:p>
          </table:table-cell>
          <table:table-cell office:value-type="string" calcext:value-type="string">
            <text:p>6a648de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telliMerge reports less conflict blocks than RefMer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 (x3)</text:p>
            <text:p>Ordering Conflict FP (x3)</text:p>
            <text:p>Refactoring Conflict FP (x3)</text:p>
            <text:p>Formatting Conflict FP (x1)</text:p>
          </table:table-cell>
          <table:table-cell office:value-type="string" calcext:value-type="string">
            <text:p>- 1 refactoring conflict involving </text:p>
            <text:p>Rename parameter</text:p>
            <text:p>- 2 refactorign conflicts involving </text:p>
            <text:p>Rename method</text:p>
          </table:table-cell>
          <table:table-cell office:value-type="string" calcext:value-type="string">
            <text:p>TP (x3)</text:p>
            <text:p>Ordering Conflict FP (x3)</text:p>
            <text:p>Fails to invert FP (x3)</text:p>
            <text:p>Formatting Conflict FP (x1)</text:p>
          </table:table-cell>
          <table:table-cell office:value-type="string" calcext:value-type="string">
            <text:p>- Fails to invert all 3 supported</text:p>
            <text:p>Refactorings</text:p>
          </table:table-cell>
          <table:table-cell office:value-type="string" calcext:value-type="string">
            <text:p>TP (x1)</text:p>
            <text:p>Missed Refactoring FP (x1)</text:p>
            <text:p>Matching Conflict FP (x5)</text:p>
            <text:p>Resolved Ordering Conflict TN (x3)</text:p>
            <text:p>Resolved Refactoring Conflict TN (x2)</text:p>
            <text:p>Matching Error FN (x2)</text:p>
          </table:table-cell>
          <table:table-cell office:value-type="string" calcext:value-type="string">
            <text:p>- Resolves both rename method related</text:p>
            <text:p>Conflicts</text:p>
            <text:p>- Misses rename parameter refactoring</text:p>
            <text:p>- Resolves 3 ordering conflicts</text:p>
            <text:p>- accepts 1 side of conflict block when</text:p>
            <text:p>Manual intervention is necessary</text:p>
          </table:table-cell>
          <table:table-cell office:value-type="string" calcext:value-type="string">
            <text:p>- RefMerge: <text:span text:style-name="T2">Fails to invert all 3 refactorings related to conflicts in this scenario. </text:span></text:p>
            <text:p><text:span text:style-name="T3">- IntelliMerge: </text:span><text:span text:style-name="T2">Misses 1 refactoring conflict but resolves 2 others. It also resolves 3 large ordering conflicts,</text:span></text:p>
            <text:p><text:span text:style-name="T2">But fails to report 2 conflicts that require manual intervention.</text:span></text:p>
          </table:table-cell>
          <table:table-cell table:number-columns-repeated="994"/>
        </table:table-row>
        <table:table-row table:style-name="ro36">
          <table:table-cell office:value-type="string" calcext:value-type="string">
            <text:p>Realm-java</text:p>
          </table:table-cell>
          <table:table-cell table:style-name="ce13" office:value-type="string" calcext:value-type="string">
            <text:p>a0b7a9c850</text:p>
          </table:table-cell>
          <table:table-cell office:value-type="string" calcext:value-type="string">
            <text:p>2eb1133ae</text:p>
          </table:table-cell>
          <table:table-cell office:value-type="string" calcext:value-type="string">
            <text:p>b899cdbcb</text:p>
          </table:table-cell>
          <table:table-cell office:value-type="string" calcext:value-type="string">
            <text:p>e1da885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th RefMerge and IntelliMerge report less conflicts than Gi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1)</text:p>
            <text:p>Refactoring Conflcit FP (x7)</text:p>
          </table:table-cell>
          <table:table-cell office:value-type="string" calcext:value-type="string">
            <text:p>- 7 rename method related conflicts</text:p>
          </table:table-cell>
          <table:table-cell office:value-type="string" calcext:value-type="string">
            <text:p>TP (x1)</text:p>
            <text:p>Fails to Invert FP (x1)</text:p>
            <text:p>Resolved Refactoring Conflict TN (x6)</text:p>
          </table:table-cell>
          <table:table-cell office:value-type="string" calcext:value-type="string">
            <text:p>- Resolves 6 rename method conflicts</text:p>
            <text:p>- fails to invert 1 rename method </text:p>
            <text:p>Conflict</text:p>
          </table:table-cell>
          <table:table-cell office:value-type="string" calcext:value-type="string">
            <text:p>TP (x1) </text:p>
            <text:p>Resolved Refactoring Conflict TN (x7)</text:p>
            <text:p>Matching Conflict FP (x1)</text:p>
          </table:table-cell>
          <table:table-cell office:value-type="string" calcext:value-type="string">
            <text:p>- Resolves all refactoring conflicts in </text:p>
            <text:p>Scenario</text:p>
            <text:p>- introduces 1 annotation related conflict</text:p>
          </table:table-cell>
          <table:table-cell office:value-type="string" calcext:value-type="string">
            <text:p>- RefMerge: <text:span text:style-name="T2">resolves 6 rename method conflicts but fails to resolve the 7th where it fails to invert it.</text:span></text:p>
            <text:p><text:span text:style-name="T2">RefMerge likely fails to find the PSI element because it fails to load the module containing it.</text:span></text:p>
            <text:p><text:span text:style-name="T3">- IntelliMerge: </text:span><text:span text:style-name="T2">Almost results in the perfect merge scenario except for 1 matching conflict</text:span></text:p>
          </table:table-cell>
          <table:table-cell table:number-columns-repeated="994"/>
        </table:table-row>
        <table:table-row table:style-name="ro26">
          <table:table-cell table:style-name="ce11" office:value-type="string" calcext:value-type="string">
            <text:p>android</text:p>
          </table:table-cell>
          <table:table-cell table:style-name="ce13" office:value-type="string" calcext:value-type="string">
            <text:p>dcb98548</text:p>
          </table:table-cell>
          <table:table-cell office:value-type="string" calcext:value-type="string">
            <text:p>495c81267</text:p>
          </table:table-cell>
          <table:table-cell office:value-type="string" calcext:value-type="string">
            <text:p>13fab9321e</text:p>
          </table:table-cell>
          <table:table-cell office:value-type="string" calcext:value-type="string">
            <text:p>832a98f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th RefMerge and IntelliMerge report no conflic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1)</text:p>
          </table:table-cell>
          <table:table-cell office:value-type="string" calcext:value-type="string">
            <text:p>- Refactoring conflict involving many</text:p>
            <text:p>Rename attributes</text:p>
          </table:table-cell>
          <table:table-cell office:value-type="string" calcext:value-type="string">
            <text:p>Resolved Refactoring Conflict TN (x1)</text:p>
          </table:table-cell>
          <table:table-cell office:value-type="string" calcext:value-type="string">
            <text:p>- Resolves refactoring conflict</text:p>
          </table:table-cell>
          <table:table-cell office:value-type="string" calcext:value-type="string">
            <text:p>Resolved Refactoring Conflict TN (x1)</text:p>
          </table:table-cell>
          <table:table-cell office:value-type="string" calcext:value-type="string">
            <text:p>- Resolves refactoring conflict</text:p>
          </table:table-cell>
          <table:table-cell office:value-type="string" calcext:value-type="string">
            <text:p>- RefMerge: <text:span text:style-name="T2">inverts all rename attributes involved in conflicting region except 1, but no other changes</text:span></text:p>
            <text:p><text:span text:style-name="T2">Were made on the other branch to the rename attribute that failed to invert.</text:span></text:p>
            <text:p><text:span text:style-name="T3">- IntelliMerge: </text:span><text:span text:style-name="T2">matches the refactorings correctly, producing the correct merge resolution. </text:span></text:p>
            <text:p><text:span text:style-name="T3">- Note:</text:span><text:span text:style-name="T2"> This took so long because although there was 1 conflict, there were multiple refactorings involved</text:span></text:p>
            <text:p><text:span text:style-name="T2">In the conflict and I needed to double check that neither tool was resulting in a false negative or</text:span></text:p>
            <text:p><text:span text:style-name="T2">Unexpected merge</text:span></text:p>
          </table:table-cell>
          <table:table-cell table:number-columns-repeated="994"/>
        </table:table-row>
        <table:table-row table:style-name="ro37">
          <table:table-cell table:style-name="ce11" office:value-type="string" calcext:value-type="string">
            <text:p>android</text:p>
          </table:table-cell>
          <table:table-cell table:style-name="ce13" office:value-type="string" calcext:value-type="string">
            <text:p>2946d8dd</text:p>
          </table:table-cell>
          <table:table-cell office:value-type="string" calcext:value-type="string">
            <text:p>6ef46f26</text:p>
          </table:table-cell>
          <table:table-cell office:value-type="string" calcext:value-type="string">
            <text:p>2e5b40e35</text:p>
          </table:table-cell>
          <table:table-cell office:value-type="string" calcext:value-type="string">
            <text:p>d92ccf8b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oth RefMerge and IntelliMerge report more conflict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 (x7)</text:p>
            <text:p>Formatting Conflict FP (x9)</text:p>
            <text:p>Refactoring Conflict FP (x3)</text:p>
            <text:p>Ordering Conflict FP (x1)</text:p>
          </table:table-cell>
          <table:table-cell office:value-type="string" calcext:value-type="string">
            <text:p>- 3 refactoring conflicts involving</text:p>
            <text:p>Rename class</text:p>
            <text:p>- formatting conflicts</text:p>
          </table:table-cell>
          <table:table-cell office:value-type="string" calcext:value-type="string">
            <text:p>TP (x7)</text:p>
            <text:p>Formatting Conflict FP (x11)</text:p>
            <text:p>Introduced Formatting Conflict FP (x6)</text:p>
            <text:p>Ordering Conflict FP (x1)</text:p>
            <text:p>Resolved Refactoring Conflict TN (x2)</text:p>
          </table:table-cell>
          <table:table-cell office:value-type="string" calcext:value-type="string">
            <text:p>- Resolves both rename class conflicts</text:p>
            <text:p>In import level </text:p>
            <text:p>- Results in formatting conflict in renamed</text:p>
            <text:p>Class</text:p>
            <text:p>- Introduces several formatting conflicts</text:p>
          </table:table-cell>
          <table:table-cell office:value-type="string" calcext:value-type="string">
            <text:p>TP (x7)</text:p>
            <text:p>Missed Refactoring FP (x2)</text:p>
            <text:p>Matching Conflict FP (x16)</text:p>
            <text:p>Resolved Formatting Conflict TN (x7)</text:p>
            <text:p>Deletes Conflict Block FN (x1)</text:p>
          </table:table-cell>
          <table:table-cell office:value-type="string" calcext:value-type="string">
            <text:p>- Misses the references to the renamed class</text:p>
            <text:p>In the imports</text:p>
            <text:p>- Deletes the file containing the class that was</text:p>
            <text:p>Renamed</text:p>
            <text:p>- Resolves 7 formatting conflicts</text:p>
            <text:p>- Results in 16 matching conflicts</text:p>
          </table:table-cell>
          <table:table-cell office:value-type="string" calcext:value-type="string">
            <text:p>- RefMerge: <text:span text:style-name="T2">resolves 2 import level conflicts caused by rename class. Removes refactoring conflict from</text:span></text:p>
            <text:p><text:span text:style-name="T2">A large formatting conflict. Introduces 6 formatting conflicts in rename attribute level refactorings</text:span></text:p>
            <text:p><text:span text:style-name="T3">- IntelliMerge: </text:span><text:span text:style-name="T2">resolves 7 formatting conflicts that contribute to about 8,000 conflicting LOC.</text:span></text:p>
            <text:p><text:span text:style-name="T2">Deletes the file that was renamed but reports 2 merge conflicts where the renamed class is referenced.</text:span></text:p>
            <text:p><text:span text:style-name="T2">Introduces multiple matching conflicts in the files with formatting conflicts but this is much easier to</text:span></text:p>
            <text:p><text:span text:style-name="T2">Resolve than the formatting conflicts</text:span></text:p>
          </table:table-cell>
          <table:table-cell table:number-columns-repeated="994"/>
        </table:table-row>
        <table:table-row table:style-name="ro38">
          <table:table-cell office:value-type="string" calcext:value-type="string">
            <text:p>android</text:p>
          </table:table-cell>
          <table:table-cell table:style-name="ce13" office:value-type="string" calcext:value-type="string">
            <text:p>65f403bf</text:p>
          </table:table-cell>
          <table:table-cell office:value-type="string" calcext:value-type="string">
            <text:p>52bd01bc</text:p>
          </table:table-cell>
          <table:table-cell office:value-type="string" calcext:value-type="string">
            <text:p>e0ce2d4d</text:p>
          </table:table-cell>
          <table:table-cell office:value-type="string" calcext:value-type="string">
            <text:p>92dc4c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fMerge reports no conflicts in the scenario and IntelliMerge do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>
            <text:p>Refactoring Conflict FP (x15)</text:p>
          </table:table-cell>
          <table:table-cell table:style-name="ce11" office:value-type="string" calcext:value-type="string">
            <text:p>- 9 rename class related conflicts</text:p>
            <text:p>- 2 rename attribute related conflicts</text:p>
            <text:p>- 4 rename method related conflicts</text:p>
          </table:table-cell>
          <table:table-cell table:style-name="ce11" office:value-type="string" calcext:value-type="string">
            <text:p>Resolves Refactoring Conflict TN (x15)</text:p>
          </table:table-cell>
          <table:table-cell table:style-name="ce11" office:value-type="string" calcext:value-type="string">
            <text:p>- Resolves 2 rename class conflicts</text:p>
            <text:p>In imports</text:p>
            <text:p>- Resolves 2 rename attribute conflicts</text:p>
            <text:p>In attribute declaration</text:p>
            <text:p>- Resolves 7 rename class conflicts</text:p>
            <text:p>In statement level</text:p>
            <text:p>- Resolves 4 conflicts related to rename</text:p>
            <text:p>Method</text:p>
          </table:table-cell>
          <table:table-cell table:style-name="ce11" office:value-type="string" calcext:value-type="string">
            <text:p>Matching Conflict FP (x3)</text:p>
            <text:p>Missed Refactoring FP (x1)</text:p>
            <text:p>Resolved Refactoring Conflict TN (x14</text:p>
          </table:table-cell>
          <table:table-cell table:style-name="ce11" office:value-type="string" calcext:value-type="string">
            <text:p>- Resolves 1 rename class conflict in imports</text:p>
            <text:p>- misses the other rename class conflict in</text:p>
            <text:p>Imports</text:p>
            <text:p>- Resolves all other ref conflicts</text:p>
            <text:p>- Introduces 3 matching conflicts</text:p>
          </table:table-cell>
          <table:table-cell table:style-name="ce19" office:value-type="string" calcext:value-type="string">
            <text:p>- RefMerge: <text:span text:style-name="T2">Resolves several conflicts, 2 in the declaration level for attributes and the rest are either </text:span></text:p>
            <text:p><text:span text:style-name="T2">References to refactored program elements or caused by a refactoring on one branch and a change</text:span></text:p>
            <text:p><text:span text:style-name="T2">On another. </text:span></text:p>
            <text:p><text:span text:style-name="T3">- IntelliMerge: </text:span><text:span text:style-name="T2">misses 1 rename class conflict in the imports but resolves all the rest. Both tools do</text:span></text:p>
            <text:p><text:span text:style-name="T2">Very well in this merge scenario</text:span></text:p>
          </table:table-cell>
          <table:table-cell table:number-columns-repeated="994"/>
        </table:table-row>
        <table:table-row table:style-name="ro21">
          <table:table-cell office:value-type="string" calcext:value-type="string">
            <text:p>platform_frameworks_support</text:p>
          </table:table-cell>
          <table:table-cell table:style-name="ce13" office:value-type="string" calcext:value-type="string">
            <text:p>9c8faddc</text:p>
          </table:table-cell>
          <table:table-cell office:value-type="string" calcext:value-type="string">
            <text:p>009ae422</text:p>
          </table:table-cell>
          <table:table-cell office:value-type="string" calcext:value-type="string">
            <text:p>416c9a30</text:p>
          </table:table-cell>
          <table:table-cell office:value-type="string" calcext:value-type="string">
            <text:p>ebc05d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th RefMerge and IntelliMerge report more conflic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1)</text:p>
            <text:p>Refactoring Conflict FP (x3)</text:p>
          </table:table-cell>
          <table:table-cell office:value-type="string" calcext:value-type="string">
            <text:p>- 3 remove parameter conflicts</text:p>
          </table:table-cell>
          <table:table-cell office:value-type="string" calcext:value-type="string">
            <text:p>TP (x1)</text:p>
            <text:p>Refactoring Conflict FP (x3)</text:p>
            <text:p>Introduced ordering conflict FP (x2)</text:p>
          </table:table-cell>
          <table:table-cell table:style-name="ce11" office:value-type="string" calcext:value-type="string">
            <text:p>- Introduced 2 move-related conflicts</text:p>
            <text:p>- Does not support remove parameter</text:p>
          </table:table-cell>
          <table:table-cell table:style-name="ce11" office:value-type="string" calcext:value-type="string">
            <text:p>Missed Refactoring Conflict FP (x3)</text:p>
            <text:p>TP (x1)</text:p>
            <text:p>Split TP (x2)</text:p>
          </table:table-cell>
          <table:table-cell table:style-name="ce11" office:value-type="string" calcext:value-type="string">
            <text:p>- Missed remove parameter refactorings</text:p>
            <text:p>- Split TP into 3 TP</text:p>
          </table:table-cell>
          <table:table-cell table:style-name="ce19" office:value-type="string" calcext:value-type="string">
            <text:p>- RefMerge: <text:span text:style-name="T2">Does not support remove parameter refactoring. Introduces 2 move-related conflicts inverting</text:span></text:p>
            <text:p><text:span text:style-name="T2">Pull up method and move method.</text:span></text:p>
            <text:p><text:span text:style-name="T3">- IntelliMerge: </text:span><text:span text:style-name="T2">Misses 3 remove parameter refactorings. There are several methods with overload relationships</text:span></text:p>
            <text:p><text:span text:style-name="T2">With similar parameters, so it’s possible it incorrectly matched. It also split 1 conflict into 3 smaller ones</text:span></text:p>
            <text:p><text:span text:style-name="T2">Which makes resolution easier. </text:span></text:p>
          </table:table-cell>
          <table:table-cell table:number-columns-repeated="994"/>
        </table:table-row>
        <table:table-row table:style-name="ro39">
          <table:table-cell office:value-type="string" calcext:value-type="string">
            <text:p>platform_frameworks_support</text:p>
          </table:table-cell>
          <table:table-cell table:style-name="ce13" office:value-type="string" calcext:value-type="string">
            <text:p>7db67e8a</text:p>
          </table:table-cell>
          <table:table-cell office:value-type="string" calcext:value-type="string">
            <text:p>ef190be39</text:p>
          </table:table-cell>
          <table:table-cell office:value-type="string" calcext:value-type="string">
            <text:p>fe033bcdb</text:p>
          </table:table-cell>
          <table:table-cell office:value-type="string" calcext:value-type="string">
            <text:p>774514c1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Merge reports no conflicts in the scenario and IntelliMerge do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ing Conflict FP (x1)</text:p>
          </table:table-cell>
          <table:table-cell office:value-type="string" calcext:value-type="string">
            <text:p>- Rename Parameter Conflict</text:p>
          </table:table-cell>
          <table:table-cell office:value-type="string" calcext:value-type="string">
            <text:p>Resolved Refactoring Conflict TN (x1)</text:p>
          </table:table-cell>
          <table:table-cell table:style-name="ce11" office:value-type="string" calcext:value-type="string">
            <text:p>- Resolves rename parameter conflict</text:p>
          </table:table-cell>
          <table:table-cell table:style-name="ce11" office:value-type="string" calcext:value-type="string">
            <text:p>Misses Refactoring FP (x1)</text:p>
          </table:table-cell>
          <table:table-cell table:style-name="ce11" office:value-type="string" calcext:value-type="string">
            <text:p>- Misses rename parameter refactoring</text:p>
          </table:table-cell>
          <table:table-cell table:style-name="ce19" office:value-type="string" calcext:value-type="string">
            <text:p>- RefMerge: <text:span text:style-name="T2">inverts rename parameter, avoiding a refactoring+formatting conflict</text:span></text:p>
            <text:p><text:span text:style-name="T3">- IntelliMerge: </text:span><text:span text:style-name="T2">Misses the rename parameter refactoring. Parameter is renamed from menu to mMenu, so</text:span></text:p>
            <text:p><text:span text:style-name="T2">The small size of the name might cause the similarity score to change too much</text:span></text:p>
          </table:table-cell>
          <table:table-cell table:number-columns-repeated="994"/>
        </table:table-row>
        <table:table-row table:style-name="ro19">
          <table:table-cell table:style-name="ce11" office:value-type="string" calcext:value-type="string">
            <text:p>platform_frameworks_support</text:p>
          </table:table-cell>
          <table:table-cell table:style-name="ce13" office:value-type="string" calcext:value-type="string">
            <text:p>6c371fc5d</text:p>
          </table:table-cell>
          <table:table-cell table:style-name="ce17" office:value-type="string" calcext:value-type="string">
            <text:p>6800e452c</text:p>
          </table:table-cell>
          <table:table-cell office:value-type="string" calcext:value-type="string">
            <text:p>de892d48</text:p>
          </table:table-cell>
          <table:table-cell office:value-type="string" calcext:value-type="string">
            <text:p>424ab0a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efMerge reports less conflicting LOC than IntelliMer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P (x1)</text:p>
            <text:p>TP + Refactoring Conflict (x1)</text:p>
          </table:table-cell>
          <table:table-cell office:value-type="string" calcext:value-type="string">
            <text:p>- 1 TP complicated by inline method</text:p>
          </table:table-cell>
          <table:table-cell office:value-type="string" calcext:value-type="string">
            <text:p>TP (x2)</text:p>
          </table:table-cell>
          <table:table-cell table:style-name="ce11" office:value-type="string" calcext:value-type="string">
            <text:p>- Removes inline method from </text:p>
            <text:p>Conflicting region</text:p>
          </table:table-cell>
          <table:table-cell table:style-name="ce11" office:value-type="string" calcext:value-type="string">
            <text:p>TP (x2)</text:p>
            <text:p>Misidentified Non-refactored FP (x1)</text:p>
            <text:p>Matching Conflict FP (x101)</text:p>
          </table:table-cell>
          <table:table-cell table:style-name="ce11" office:value-type="string" calcext:value-type="string">
            <text:p>- Simplifies TP involving inline method</text:p>
            <text:p>- misidentifies Ref, leading unnecessary</text:p>
            <text:p>Conflict</text:p>
            <text:p>- 101 annotation related conflicts</text:p>
          </table:table-cell>
          <table:table-cell table:style-name="ce19" office:value-type="string" calcext:value-type="string">
            <text:p>- RefMerge: <text:span text:style-name="T2">inverts inline method and replays it, resulting in a 3 LOC region instead of 8 LOC region</text:span></text:p>
            <text:p><text:span text:style-name="T3">- IntelliMerge: </text:span><text:span text:style-name="T2">Simplifies necessary conflict, resulting in 3 LOC instead of 8. Introduces an additional</text:span></text:p>
            <text:p><text:span text:style-name="T2">25 LOC conflict by mismatching getCurrVelocity in another class with getAuthToken, resulting in a </text:span></text:p>
            <text:p><text:span text:style-name="T2">Confusing conflict. Also introduces 101 annotation-related conflicts in 4 files.</text:span></text:p>
          </table:table-cell>
          <table:table-cell table:number-columns-repeated="994"/>
        </table:table-row>
        <table:table-row table:style-name="ro40">
          <table:table-cell table:style-name="ce11" office:value-type="string" calcext:value-type="string">
            <text:p>antlr4</text:p>
          </table:table-cell>
          <table:table-cell table:style-name="ce13" office:value-type="string" calcext:value-type="string">
            <text:p>a760c879</text:p>
          </table:table-cell>
          <table:table-cell office:value-type="string" calcext:value-type="string">
            <text:p>f9a63b88</text:p>
          </table:table-cell>
          <table:table-cell office:value-type="string" calcext:value-type="string">
            <text:p>de422363</text:p>
          </table:table-cell>
          <table:table-cell office:value-type="string" calcext:value-type="string">
            <text:p>d738949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fMerge reports less conflicting LOC than IntelliMerg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7)</text:p>
            <text:p>TP + Refactoring Conflict (x1)</text:p>
            <text:p>Refactoring Conflict FP (x7)</text:p>
            <text:p>Ordering Conflict FP (x2)</text:p>
          </table:table-cell>
          <table:table-cell office:value-type="string" calcext:value-type="string">
            <text:p>- 1 conflict complicated by move method</text:p>
            <text:p>- 1 conflict involving extract variable</text:p>
            <text:p>- 1 conflict involving change return</text:p>
            <text:p>Type</text:p>
            <text:p>- 1 conflict involving extract + move </text:p>
            <text:p>Method</text:p>
            <text:p>- 4 conflicts involving add parameter</text:p>
          </table:table-cell>
          <table:table-cell office:value-type="string" calcext:value-type="string">
            <text:p>TP (x7)</text:p>
            <text:p>TP + Resolved Refactoring Conflict (x1)</text:p>
            <text:p>Unsupported Refactoring FP (x7)</text:p>
            <text:p>Ordering Conflict FP (x2) </text:p>
          </table:table-cell>
          <table:table-cell table:style-name="ce11" office:value-type="string" calcext:value-type="string">
            <text:p>- Removes move method from </text:p>
            <text:p>Necessary conflicting region</text:p>
            <text:p>- does not support extract variable, </text:p>
            <text:p>Change return type, extract + move</text:p>
            <text:p>Method, or add parameter</text:p>
          </table:table-cell>
          <table:table-cell table:style-name="ce11" office:value-type="string" calcext:value-type="string">
            <text:p>TP (x7)</text:p>
            <text:p>TP + Resolved Refactoring Conflict (x1)</text:p>
            <text:p>Unsupported Refactoring FP (x1)</text:p>
            <text:p>Missed Refactoring FP (x4)</text:p>
            <text:p>Matching Conflict FP (x71)</text:p>
            <text:p>Resolved Refactoring Conflict TN (x2)</text:p>
            <text:p>Resolved Ordering Conflict TN (x2)</text:p>
          </table:table-cell>
          <table:table-cell table:style-name="ce11" office:value-type="string" calcext:value-type="string">
            <text:p>- Reduces size of conflict involving move</text:p>
            <text:p>Method refactoring</text:p>
            <text:p>- does not support extract variable</text:p>
            <text:p>- resolves change return type and </text:p>
            <text:p>Extract + move method</text:p>
            <text:p>- misses 4 add parameter conflicts</text:p>
            <text:p>- introduces 71 matching conflicts</text:p>
          </table:table-cell>
          <table:table-cell table:style-name="ce19" office:value-type="string" calcext:value-type="string">
            <text:p>- RefMerge: <text:span text:style-name="T2">reduces the conflict size of a necessary conflict by 19 LOC by removing a move method</text:span></text:p>
            <text:p><text:span text:style-name="T2">Refactoring from it. There are 7 refactoring conflicts that have potential to be resolved but RefMerge</text:span></text:p>
            <text:p><text:span text:style-name="T2">Does not support them</text:span></text:p>
            <text:p><text:span text:style-name="T3">- IntelliMerge: </text:span><text:span text:style-name="T2">Does not support extract variable. Resolves change return type and extract+move method</text:span></text:p>
            <text:p><text:span text:style-name="T2">Conflicts. It might support extract+move method by construction.  Misses 4 add parameter refactorings.</text:span></text:p>
            <text:p><text:span text:style-name="T2">Introduces 71 matching conflicts in more than 20 files</text:span></text:p>
          </table:table-cell>
          <table:table-cell table:number-columns-repeated="994"/>
        </table:table-row>
        <table:table-row table:style-name="ro15">
          <table:table-cell office:value-type="string" calcext:value-type="string">
            <text:p>antlr4</text:p>
          </table:table-cell>
          <table:table-cell table:style-name="ce13" office:value-type="string" calcext:value-type="string">
            <text:p>533c0efe</text:p>
          </table:table-cell>
          <table:table-cell office:value-type="string" calcext:value-type="string">
            <text:p>dbc5eae4</text:p>
          </table:table-cell>
          <table:table-cell office:value-type="string" calcext:value-type="string">
            <text:p>fce18b2f</text:p>
          </table:table-cell>
          <table:table-cell office:value-type="string" calcext:value-type="string">
            <text:p>019ea15e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telliMerge reports less conflicting files than RefMer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2)</text:p>
            <text:p>Formatting Conflict FP (x1)</text:p>
            <text:p>Refactoring Conflict FP (x6)</text:p>
          </table:table-cell>
          <table:table-cell office:value-type="string" calcext:value-type="string">
            <text:p>- 1 rename parameter conflict</text:p>
            <text:p>- 5 change parameter type conflicts</text:p>
          </table:table-cell>
          <table:table-cell office:value-type="string" calcext:value-type="string">
            <text:p>TP (x2)</text:p>
            <text:p>Formatting Conflict FP (x1)</text:p>
            <text:p>Unsupported Refactoring FP (x5)</text:p>
            <text:p>Resolved Refactoring Conflict TN (x1)</text:p>
          </table:table-cell>
          <table:table-cell table:style-name="ce11" office:value-type="string" calcext:value-type="string">
            <text:p>- 5 unsupported change parameter type</text:p>
            <text:p>Conflicts</text:p>
            <text:p>- Resolves rename parameter conflict</text:p>
          </table:table-cell>
          <table:table-cell table:style-name="ce11" office:value-type="string" calcext:value-type="string">
            <text:p>TP (x2)</text:p>
            <text:p>Misses Refactoring FP (x2)</text:p>
            <text:p>Matching Conflict FP (x4)</text:p>
            <text:p>Resolves Formatting Conflict TN (x1)</text:p>
            <text:p>Resolves Refactoring Conflict TN (x4)</text:p>
          </table:table-cell>
          <table:table-cell table:style-name="ce11" office:value-type="string" calcext:value-type="string">
            <text:p>- Misses 2 change parameter type conflicts</text:p>
            <text:p>- resolves 1 rename parameter conflict</text:p>
            <text:p>And 4 change parameter type conflicts</text:p>
          </table:table-cell>
          <table:table-cell table:style-name="ce19" office:value-type="string" calcext:value-type="string">
            <text:p>- RefMerge: <text:span text:style-name="T2">does not support change parameter type, resulting in 5 refactoring conflicts. It resolves a</text:span></text:p>
            <text:p><text:span text:style-name="T2">Rename parameter conflict reported by git. </text:span></text:p>
            <text:p><text:span text:style-name="T3">- IntelliMerge: </text:span><text:span text:style-name="T2">Misses 2 change parameter type conflicts, resulting in the same merge as Git. </text:span></text:p>
            <text:p><text:span text:style-name="T2">Resolves 5 conflicts, 1 rename parameter which RefMerge also resolves, and 4 change parameter type</text:span></text:p>
            <text:p><text:span text:style-name="T2">Conflicts. Also resolves the formatting conflict while adding 4 matching conflicts</text:span></text:p>
          </table:table-cell>
          <table:table-cell table:number-columns-repeated="994"/>
        </table:table-row>
        <table:table-row table:style-name="ro41">
          <table:table-cell office:value-type="string" calcext:value-type="string">
            <text:p>gradle</text:p>
          </table:table-cell>
          <table:table-cell table:style-name="ce13" office:value-type="string" calcext:value-type="string">
            <text:p>4edf06b1</text:p>
          </table:table-cell>
          <table:table-cell table:style-name="ce13" office:value-type="string" calcext:value-type="string">
            <text:p>81d936e2</text:p>
          </table:table-cell>
          <table:table-cell office:value-type="string" calcext:value-type="string">
            <text:p>efc3f9e1b</text:p>
          </table:table-cell>
          <table:table-cell office:value-type="string" calcext:value-type="string">
            <text:p>405bbff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th RefMerge and IntelliMerge report more conflic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P (x3)</text:p>
            <text:p>TP + Refactoring Conflict (x1)</text:p>
            <text:p>Ordering Conflict FP (x1)</text:p>
            <text:p>Refactoring Conflict FP (x4)</text:p>
            <text:p>Formatting Conflict FP (x1)</text:p>
            <text:p/>
          </table:table-cell>
          <table:table-cell office:value-type="string" calcext:value-type="string">
            <text:p>- 3 Add parameter refactoring-related</text:p>
            <text:p>Conflicts</text:p>
            <text:p>- 1 Extract superclass refactoring-related</text:p>
            <text:p>Conflict</text:p>
            <text:p>- 1 Rename class related conflict</text:p>
            <text:p/>
          </table:table-cell>
          <table:table-cell office:value-type="string" calcext:value-type="string">
            <text:p>TP (x3)</text:p>
            <text:p>TP + Resolved Ref Conflict TP (x1)</text:p>
            <text:p>Split TP (x1)</text:p>
            <text:p>Unsupported Refactoring FP (x4)</text:p>
            <text:p>Ordering Conflict FP (x1)</text:p>
            <text:p>Formatting Conflict FP (x1)</text:p>
          </table:table-cell>
          <table:table-cell table:style-name="ce11" office:value-type="string" calcext:value-type="string">
            <text:p>- Removed rename class from </text:p>
            <text:p>Necessary conflict</text:p>
            <text:p>- Does not support extract superclass</text:p>
            <text:p>Or add parameter</text:p>
            <text:p>- splits 1 necessary conflict into 2 </text:p>
            <text:p>Smaller ones</text:p>
          </table:table-cell>
          <table:table-cell table:style-name="ce11" office:value-type="string" calcext:value-type="string">
            <text:p>TP (x3)</text:p>
            <text:p>TP + Resolved Ref Conflict TP (x1)</text:p>
            <text:p>Unsupported Refactoring FP (x1)</text:p>
            <text:p>Missed Refactoring FP (x2)</text:p>
            <text:p>Matching Conflict FP (x4)</text:p>
            <text:p>Resolved Ordering Conflict TN (x1)</text:p>
            <text:p>Resolved Formatting Conflict TN (x1)</text:p>
            <text:p>Resolved Refactoring Conflict TN (x1)</text:p>
          </table:table-cell>
          <table:table-cell table:style-name="ce11" office:value-type="string" calcext:value-type="string">
            <text:p>- resolves 1 add parameter conflict</text:p>
            <text:p>- resolves 1 formatting and 1 ordering</text:p>
            <text:p>Conflict</text:p>
            <text:p>- Misses 2 add parameter refactorings</text:p>
            <text:p>- does not support extract superclass</text:p>
            <text:p>- introduces 3 annotation/comment-related</text:p>
            <text:p>Conflicts and 1 more complicated matching</text:p>
            <text:p>Conflict</text:p>
            <text:p/>
          </table:table-cell>
          <table:table-cell table:style-name="ce19" office:value-type="string" calcext:value-type="string">
            <text:p>- RefMerge: <text:span text:style-name="T2">supports 1 conflict in this scenario and it makes the conflict block involved with the rename</text:span></text:p>
            <text:p><text:span text:style-name="T2">Class refactoring simpler. It also breaks 1 conflict up into 2 smaller ones by inverting a rename method</text:span></text:p>
            <text:p><text:span text:style-name="T2">Refactoring.</text:span></text:p>
            <text:p><text:span text:style-name="T3">- IntelliMerge:</text:span><text:span text:style-name="T2"> Resolves 1 of 4 conflicts it supports. It misses 3 add parameter refactorings. It also</text:span></text:p>
            <text:p><text:span text:style-name="T2">Resolves the formatting and ordering conflicts reported by git</text:span></text:p>
          </table:table-cell>
          <table:table-cell table:number-columns-repeated="994"/>
        </table:table-row>
        <table:table-row table:style-name="ro42">
          <table:table-cell office:value-type="string" calcext:value-type="string">
            <text:p>gradle</text:p>
          </table:table-cell>
          <table:table-cell table:style-name="ce13" office:value-type="string" calcext:value-type="string">
            <text:p>e3942c8d</text:p>
          </table:table-cell>
          <table:table-cell office:value-type="string" calcext:value-type="string">
            <text:p>81d936e2</text:p>
          </table:table-cell>
          <table:table-cell office:value-type="string" calcext:value-type="string">
            <text:p>efc3f9e1b</text:p>
          </table:table-cell>
          <table:table-cell office:value-type="string" calcext:value-type="string">
            <text:p>405bbff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th RefMerge and IntelliMerge report less conflict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3)</text:p>
            <text:p>Formatting Conflict FP (x1)</text:p>
          </table:table-cell>
          <table:table-cell office:value-type="string" calcext:value-type="string">
            <text:p>- 2 change access modifier refactoring</text:p>
            <text:p>Related conflicts</text:p>
            <text:p>- 1 move method related conflict</text:p>
          </table:table-cell>
          <table:table-cell office:value-type="string" calcext:value-type="string">
            <text:p>Unsupported Refactoring FP (x2)</text:p>
            <text:p>Formatting Conflict FP (x1)</text:p>
            <text:p>Resolves Refactoring Conflict TN (x1)</text:p>
          </table:table-cell>
          <table:table-cell office:value-type="string" calcext:value-type="string">
            <text:p>- Does not support change access </text:p>
            <text:p>Modifier refactorings</text:p>
            <text:p>- resolves move method related conflict</text:p>
          </table:table-cell>
          <table:table-cell office:value-type="string" calcext:value-type="string">
            <text:p>Formatting Conflict FP (x1)</text:p>
            <text:p>Resolves Refactoring Conflict TN (x3)</text:p>
            <text:p>Matching Conflict FP (x2)</text:p>
          </table:table-cell>
          <table:table-cell office:value-type="string" calcext:value-type="string">
            <text:p>- Resolves all 3 refactoring-related conflicts</text:p>
            <text:p>- introduces 2 annotation-level conflicts</text:p>
          </table:table-cell>
          <table:table-cell office:value-type="string" calcext:value-type="string">
            <text:p>- RefMerge: <text:span text:style-name="T2">Resolves the refactoring-related conflict it supports and does not change the scenario in any</text:span></text:p>
            <text:p><text:span text:style-name="T2">Other ways. </text:span></text:p>
            <text:p><text:span text:style-name="T3">- IntelliMerge: </text:span><text:span text:style-name="T2">Resolves all 3 refactoring conflicts. The only way it could perform better in this scenario</text:span></text:p>
            <text:p><text:span text:style-name="T2">Is to avoid the matching conflicts</text:span></text:p>
          </table:table-cell>
          <table:table-cell table:number-columns-repeated="994"/>
        </table:table-row>
        <table:table-row table:style-name="ro33">
          <table:table-cell office:value-type="string" calcext:value-type="string">
            <text:p>elasticsearch</text:p>
          </table:table-cell>
          <table:table-cell table:style-name="ce13" office:value-type="string" calcext:value-type="string">
            <text:p>d06a8903</text:p>
          </table:table-cell>
          <table:table-cell office:value-type="string" calcext:value-type="string">
            <text:p>aa73a76f</text:p>
          </table:table-cell>
          <table:table-cell office:value-type="string" calcext:value-type="string">
            <text:p>b2b7595f</text:p>
          </table:table-cell>
          <table:table-cell office:value-type="string" calcext:value-type="string">
            <text:p>568a7e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fMerge reports no conflicts in the scenario and IntelliMerge do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1)</text:p>
          </table:table-cell>
          <table:table-cell office:value-type="string" calcext:value-type="string">
            <text:p>- 1 conflict involving 2 push down methods</text:p>
            <text:p>And 1 rename method</text:p>
          </table:table-cell>
          <table:table-cell office:value-type="string" calcext:value-type="string">
            <text:p>Resolved Refactoring Conflict TN (x1)</text:p>
          </table:table-cell>
          <table:table-cell office:value-type="string" calcext:value-type="string">
            <text:p>- Resolves the conflict by inverting </text:p>
            <text:p>Rename method and push down</text:p>
            <text:p>Methods</text:p>
          </table:table-cell>
          <table:table-cell office:value-type="string" calcext:value-type="string">
            <text:p>Resolved Refactoring Conflict TN (x1)</text:p>
            <text:p>Matching Conflict FP (x8)</text:p>
          </table:table-cell>
          <table:table-cell office:value-type="string" calcext:value-type="string">
            <text:p>- resolved the conflict</text:p>
            <text:p>- introduced 8 comment and annotation level</text:p>
            <text:p>Conflicts</text:p>
          </table:table-cell>
          <table:table-cell office:value-type="string" calcext:value-type="string">
            <text:p>- RefMerge: <text:span text:style-name="T2">handles the scenario as well as it can.</text:span></text:p>
            <text:p><text:span text:style-name="T3">- IntelliMerge: </text:span><text:span text:style-name="T2">almost handles the scenario as well as it can but introduces 8 conflicts in comment</text:span></text:p>
            <text:p><text:span text:style-name="T2">And annotation level</text:span></text:p>
          </table:table-cell>
          <table:table-cell table:number-columns-repeated="994"/>
        </table:table-row>
        <table:table-row table:style-name="ro43">
          <table:table-cell office:value-type="string" calcext:value-type="string">
            <text:p>elasticsearch</text:p>
          </table:table-cell>
          <table:table-cell table:style-name="ce13" office:value-type="string" calcext:value-type="string">
            <text:p>503a166b7</text:p>
          </table:table-cell>
          <table:table-cell office:value-type="string" calcext:value-type="string">
            <text:p>afcaa593</text:p>
          </table:table-cell>
          <table:table-cell office:value-type="string" calcext:value-type="string">
            <text:p>a8382de0</text:p>
          </table:table-cell>
          <table:table-cell office:value-type="string" calcext:value-type="string">
            <text:p>b4e0c8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elliMerge reports less conflicting LOC than RefMerg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 (x6)</text:p>
            <text:p>Refactoring Conflict FP (x5)</text:p>
          </table:table-cell>
          <table:table-cell office:value-type="string" calcext:value-type="string">
            <text:p>- 2 Extract superclass-related conflicts</text:p>
            <text:p>- 2 Move Class-related conflicts</text:p>
            <text:p>- 1 Move attribute-related conflict</text:p>
          </table:table-cell>
          <table:table-cell office:value-type="string" calcext:value-type="string">
            <text:p>TP (x6)</text:p>
            <text:p>Unsupported Refactoring FP (x2)</text:p>
            <text:p>Introduced move-related conflict FP (x1)</text:p>
            <text:p>Resolved Refactoring Conflict TN (x2)</text:p>
          </table:table-cell>
          <table:table-cell office:value-type="string" calcext:value-type="string">
            <text:p>- Does not support extract superclass</text:p>
            <text:p>- Resolves move attribute and</text:p>
            <text:p>Move class refactoring conflicts</text:p>
            <text:p>- Introduces move-related confict</text:p>
            <text:p>Inverting the other move class</text:p>
          </table:table-cell>
          <table:table-cell office:value-type="string" calcext:value-type="string">
            <text:p>TP (x3)</text:p>
            <text:p>Unsupported Conflict FP (x2)</text:p>
            <text:p>Matching Conflict FP (x14)</text:p>
            <text:p>Resolves Refactoring Conflict TN (x2)</text:p>
            <text:p>Deletes Conflict Block FN (x4)</text:p>
            <text:p/>
          </table:table-cell>
          <table:table-cell office:value-type="string" calcext:value-type="string">
            <text:p>- resolves move class and move attribute</text:p>
            <text:p>- deletes 4 conflicts reported by git</text:p>
            <text:p>- does not support extract superclass</text:p>
            <text:p>- introduces 14 matching conflicts</text:p>
          </table:table-cell>
          <table:table-cell office:value-type="string" calcext:value-type="string">
            <text:p>- RefMerge: <text:span text:style-name="T2">resolves 2 refactoring-related conflicts it supports. It inverts a move class refactoring, moving</text:span></text:p>
            <text:p><text:span text:style-name="T2">The class to the wrong location textually. This results in an ordering conflict twice the size of the original</text:span></text:p>
            <text:p><text:span text:style-name="T2">Conflict.</text:span></text:p>
            <text:p><text:span text:style-name="T3">- IntelliMerge: </text:span><text:span text:style-name="T2">Deletes 1 file containing 4 conflict blocks reported by Git in a class that has 2 class refactorings performed to it. Resolves the same 2 refactorings RefMerge resolves and introduces</text:span></text:p>
            <text:p><text:span text:style-name="T2">14 matching conflicts in 8 files</text:span></text:p>
          </table:table-cell>
          <table:table-cell table:number-columns-repeated="994"/>
        </table:table-row>
        <table:table-row table:style-name="ro44">
          <table:table-cell office:value-type="string" calcext:value-type="string">
            <text:p>elasticsearch</text:p>
          </table:table-cell>
          <table:table-cell table:style-name="ce13" office:value-type="string" calcext:value-type="string">
            <text:p>e1197dfea9</text:p>
          </table:table-cell>
          <table:table-cell office:value-type="string" calcext:value-type="string">
            <text:p>a138f627</text:p>
          </table:table-cell>
          <table:table-cell office:value-type="string" calcext:value-type="string">
            <text:p>dae9750a</text:p>
          </table:table-cell>
          <table:table-cell office:value-type="string" calcext:value-type="string">
            <text:p>e97353e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telliMerge reports no conflicts and RefMerge do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 (x3)</text:p>
            <text:p>Refactoring Conflict FP (x1)</text:p>
          </table:table-cell>
          <table:table-cell office:value-type="string" calcext:value-type="string">
            <text:p>- Reports 1 extract superclass</text:p>
            <text:p>Related conflict</text:p>
          </table:table-cell>
          <table:table-cell office:value-type="string" calcext:value-type="string">
            <text:p>TP (x3)</text:p>
            <text:p>Unsupported refactoring FP (x1)</text:p>
          </table:table-cell>
          <table:table-cell office:value-type="string" calcext:value-type="string">
            <text:p>- Does not support extract superclass</text:p>
          </table:table-cell>
          <table:table-cell office:value-type="string" calcext:value-type="string">
            <text:p>Deletes Conflict Block FN (x1)</text:p>
            <text:p>Matching Error FN (x2)</text:p>
            <text:p>Resolves Refactoring Conflict TN (x1)</text:p>
          </table:table-cell>
          <table:table-cell office:value-type="string" calcext:value-type="string">
            <text:p>- Deletes 1 file with a conflict block in it</text:p>
            <text:p>- merges 1 side of the conflict block twice</text:p>
            <text:p>When the conflicts are necessary</text:p>
            <text:p>- Resolves extract superclass conflict</text:p>
          </table:table-cell>
          <table:table-cell office:value-type="string" calcext:value-type="string">
            <text:p>- RefMerge: <text:span text:style-name="T2">Does not report any different conflicts from Git</text:span></text:p>
            <text:p><text:span text:style-name="T3">- IntelliMerge: </text:span><text:span text:style-name="T2">Deletes a file with a conflict block in it and incorrectly merges two necessary conflicts.</text:span></text:p>
            <text:p><text:span text:style-name="T2">It does resolve the extract superclass refactoring-related conflict despite not supporting it.</text:span></text:p>
          </table:table-cell>
          <table:table-cell table:number-columns-repeated="994"/>
        </table:table-row>
        <table:table-row table:style-name="ro45">
          <table:table-cell office:value-type="string" calcext:value-type="string">
            <text:p>cassandra</text:p>
          </table:table-cell>
          <table:table-cell table:style-name="ce13" office:value-type="string" calcext:value-type="string">
            <text:p>12841938a</text:p>
          </table:table-cell>
          <table:table-cell office:value-type="string" calcext:value-type="string">
            <text:p>8fc9275d</text:p>
          </table:table-cell>
          <table:table-cell office:value-type="string" calcext:value-type="string">
            <text:p>eb027a1de</text:p>
          </table:table-cell>
          <table:table-cell office:value-type="string" calcext:value-type="string">
            <text:p>e86bef439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th RefMerge and IntelliMerge report no conflic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FP (x1)</text:p>
          </table:table-cell>
          <table:table-cell office:value-type="string" calcext:value-type="string">
            <text:p>- Reports 1 extract method related </text:p>
            <text:p>Conflict</text:p>
          </table:table-cell>
          <table:table-cell office:value-type="string" calcext:value-type="string">
            <text:p>Resolved Refactoring Conflict TN (x1)</text:p>
          </table:table-cell>
          <table:table-cell office:value-type="string" calcext:value-type="string">
            <text:p>- resolves extract method conflict</text:p>
          </table:table-cell>
          <table:table-cell office:value-type="string" calcext:value-type="string">
            <text:p>Resolved Refactoring Conflict TN (x1)</text:p>
          </table:table-cell>
          <table:table-cell office:value-type="string" calcext:value-type="string">
            <text:p>- resolves extract method conflict</text:p>
          </table:table-cell>
          <table:table-cell office:value-type="string" calcext:value-type="string">
            <text:p><text:span text:style-name="T3">- RefMerge: </text:span><text:span text:style-name="T2">inverts applyPartitioner to 2 call sites, resolving the conflict. </text:span></text:p>
            <text:p><text:span text:style-name="T3">- IntelliMerge: </text:span><text:span text:style-name="T2">correctly matches the refactoring and merges </text:span></text:p>
          </table:table-cell>
          <table:table-cell table:number-columns-repeated="994"/>
        </table:table-row>
        <table:table-row table:style-name="ro46">
          <table:table-cell office:value-type="string" calcext:value-type="string">
            <text:p>cassandra</text:p>
          </table:table-cell>
          <table:table-cell table:style-name="ce13" office:value-type="string" calcext:value-type="string">
            <text:p>b5795ef96</text:p>
          </table:table-cell>
          <table:table-cell office:value-type="string" calcext:value-type="string">
            <text:p>51f7cad480</text:p>
          </table:table-cell>
          <table:table-cell office:value-type="string" calcext:value-type="string">
            <text:p>c2b26e5c69</text:p>
          </table:table-cell>
          <table:table-cell office:value-type="string" calcext:value-type="string">
            <text:p>cd714a1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fMerge reports less conflicting LOC than IntelliMe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 (x2)</text:p>
            <text:p>TP + Refactoring Conflict (x1)</text:p>
            <text:p>Refactoring Conflict FP (x1)</text:p>
          </table:table-cell>
          <table:table-cell office:value-type="string" calcext:value-type="string">
            <text:p>- 1 necessary conflict overcomplicated</text:p>
            <text:p>By extract method</text:p>
            <text:p><text:span text:style-name="T2">- 1 refactoring-related conflict caused by</text:span></text:p>
            <text:p><text:span text:style-name="T2">Change parameter type</text:span></text:p>
          </table:table-cell>
          <table:table-cell office:value-type="string" calcext:value-type="string">
            <text:p>TP (x2)</text:p>
            <text:p>TP + Resolved Refactoring Conflict TN (x1)</text:p>
            <text:p>Unsupported Refactoring FP (x1)</text:p>
          </table:table-cell>
          <table:table-cell office:value-type="string" calcext:value-type="string">
            <text:p>- Makes TP involving extract method</text:p>
            <text:p>Smaller</text:p>
            <text:p>- Does not support change parameter</text:p>
            <text:p>Type</text:p>
          </table:table-cell>
          <table:table-cell office:value-type="string" calcext:value-type="string">
            <text:p>TP (x2)</text:p>
            <text:p>Deletes Conflict Block FN (x2)</text:p>
            <text:p>Matching Conflict FP (x82)</text:p>
          </table:table-cell>
          <table:table-cell office:value-type="string" calcext:value-type="string">
            <text:p>- Deletes conflict block involving extract</text:p>
            <text:p>Method</text:p>
            <text:p>- Deletes conflict block involving change</text:p>
            <text:p>Parameter type</text:p>
            <text:p>- introduces comment/annotation-related</text:p>
            <text:p>Conflicts in 42 files</text:p>
          </table:table-cell>
          <table:table-cell office:value-type="string" calcext:value-type="string">
            <text:p>- RefMerge: <text:span text:style-name="T2">Reduces the conflict complicated by extract method by 2 LOC. It might be able to reduce it</text:span></text:p>
            <text:p><text:span text:style-name="T2">Further but it’s difficult to tell</text:span></text:p>
            <text:p><text:span text:style-name="T3">- IntelliMerge: </text:span><text:span text:style-name="T2">complicates the scenario by deleting the extract method conflict block and change parameter</text:span></text:p>
            <text:p><text:span text:style-name="T2">Type conflict block. Introducing 82 conflicts across 42 files</text:span></text:p>
          </table:table-cell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table:formula="of:=SUM([.L2:.L51])" office:value-type="float" office:value="190" calcext:value-type="float">
            <text:p>190</text:p>
          </table:table-cell>
          <table:table-cell table:formula="of:=SUM([.M2:.M52])" office:value-type="float" office:value="192" calcext:value-type="float">
            <text:p>192</text:p>
          </table:table-cell>
          <table:table-cell table:formula="of:=SUM([.N2:.N51])" office:value-type="float" office:value="159" calcext:value-type="float">
            <text:p>159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SUM([.F2:.F54])" office:value-type="float" office:value="3131" calcext:value-type="float">
            <text:p>3131</text:p>
          </table:table-cell>
          <table:table-cell table:number-columns-repeated="8"/>
          <table:table-cell table:formula="of:=SUM([.O2:.O54])" office:value-type="float" office:value="242" calcext:value-type="float">
            <text:p>242</text:p>
          </table:table-cell>
          <table:table-cell table:formula="of:=SUM([.P2:.P54])" office:value-type="float" office:value="188" calcext:value-type="float">
            <text:p>188</text:p>
          </table:table-cell>
          <table:table-cell table:formula="of:=SUM([.Q2:.Q54])" office:value-type="float" office:value="707" calcext:value-type="float">
            <text:p>707</text:p>
          </table:table-cell>
          <table:table-cell table:number-columns-repeated="3"/>
          <table:table-cell table:formula="of:=SUM([.U2:.U54])" office:value-type="float" office:value="5" calcext:value-type="float">
            <text:p>5</text:p>
          </table:table-cell>
          <table:table-cell table:formula="of:=SUM([.V2:.V54])" office:value-type="float" office:value="0" calcext:value-type="float">
            <text:p>0</text:p>
          </table:table-cell>
          <table:table-cell table:formula="of:=SUM([.W2:.W54])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formula="of:=AVERAGE([.F2:.F54])" office:value-type="float" office:value="62.62" calcext:value-type="float">
            <text:p>62.62</text:p>
          </table:table-cell>
          <table:table-cell/>
          <table:table-cell table:formula="of:=SUM([.H2:.H54])" office:value-type="float" office:value="432" calcext:value-type="float">
            <text:p>432</text:p>
          </table:table-cell>
          <table:table-cell table:formula="of:=SUM([.I2:.I54])" office:value-type="float" office:value="380" calcext:value-type="float">
            <text:p>380</text:p>
          </table:table-cell>
          <table:table-cell table:formula="of:=SUM([.J2:.J54])" office:value-type="float" office:value="866" calcext:value-type="float">
            <text:p>866</text:p>
          </table:table-cell>
          <table:table-cell table:formula="of:=SUM([.K2:.K54])" office:value-type="float" office:value="1092" calcext:value-type="float">
            <text:p>1092</text:p>
          </table:table-cell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4:28:28.262279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22:09:45.374903800</meta:creation-date>
    <dc:date>2022-07-23T22:03:57.501230966</dc:date>
    <meta:editing-duration>P1DT16H12M18S</meta:editing-duration>
    <meta:editing-cycles>46</meta:editing-cycles>
    <meta:generator>LibreOffice/6.4.7.2$Linux_X86_64 LibreOffice_project/40$Build-2</meta:generator>
    <meta:document-statistic meta:table-count="4" meta:cell-count="1662" meta:object-count="0"/>
  </office:meta>
</office:document-meta>
</file>